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Fira Code" svg:font-family="'Fira Code', 'Fira Mono', Menlo, Consolas, 'DejaVu Sans Mono',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Times New Roman'" style:font-family-generic="roman"/>
  </office:font-face-decls>
  <office:automatic-styles>
    <style:style style:name="P1" style:family="paragraph" style:parent-style-name="Standard">
      <style:text-properties officeooo:rsid="000b6c5b" officeooo:paragraph-rsid="001095dd"/>
    </style:style>
    <style:style style:name="P2" style:family="paragraph" style:parent-style-name="Standard">
      <style:text-properties officeooo:rsid="0011f3c5" officeooo:paragraph-rsid="0011f3c5"/>
    </style:style>
    <style:style style:name="P3" style:family="paragraph" style:parent-style-name="Heading_20_1">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rsid="0011f3c5" officeooo:paragraph-rsid="0018bcff" style:font-name-complex="inherit" style:font-size-complex="16.5pt"/>
    </style:style>
    <style:style style:name="P4" style:family="paragraph" style:parent-style-name="Heading_20_2">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rsid="0011f3c5" officeooo:paragraph-rsid="0018bcff" style:font-name-complex="inherit" style:font-size-complex="16.5pt"/>
    </style:style>
    <style:style style:name="P5" style:family="paragraph" style:parent-style-name="Heading_20_3">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paragraph-rsid="0018bcff" style:font-name-complex="inherit" style:font-size-complex="16.5pt"/>
    </style:style>
    <style:style style:name="P6" style:family="paragraph" style:parent-style-name="Preformatted_20_Text">
      <style:paragraph-properties fo:line-height="150%" fo:text-align="start" style:justify-single-word="false"/>
    </style:style>
    <style:style style:name="P7" style:family="paragraph" style:parent-style-name="Preformatted_20_Text">
      <style:paragraph-properties fo:margin-top="0in" fo:margin-bottom="0.1965in" style:contextual-spacing="false" fo:line-height="150%" fo:text-align="start" style:justify-single-word="false"/>
    </style:style>
    <style:style style:name="P8" style:family="paragraph" style:parent-style-name="Standard">
      <style:text-properties officeooo:rsid="0011f3c5" officeooo:paragraph-rsid="0011f3c5"/>
    </style:style>
    <style:style style:name="P9" style:family="paragraph" style:parent-style-name="Standard">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rsid="0011f3c5" officeooo:paragraph-rsid="0018bcff" style:font-name-complex="inherit" style:font-size-complex="16.5pt"/>
    </style:style>
    <style:style style:name="P10" style:family="paragraph" style:parent-style-name="Standard">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paragraph-rsid="0018bcff" style:font-name-complex="inherit" style:font-size-complex="16.5pt"/>
    </style:style>
    <style:style style:name="P11" style:family="paragraph" style:parent-style-name="Text_20_body" style:list-style-name="L1"/>
    <style:style style:name="P12" style:family="paragraph" style:parent-style-name="Text_20_body">
      <style:text-properties officeooo:rsid="0011f3c5" officeooo:paragraph-rsid="0011f3c5"/>
    </style:style>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4"/>
    <style:style style:name="P18" style:family="paragraph" style:parent-style-name="Text_20_body" style:list-style-name="L4">
      <style:paragraph-properties fo:margin-top="0in" fo:margin-bottom="0in" style:contextual-spacing="false"/>
    </style:style>
    <style:style style:name="P19" style:family="paragraph" style:parent-style-name="Text_20_body" style:list-style-name="L5"/>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6"/>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7"/>
    <style:style style:name="P24" style:family="paragraph" style:parent-style-name="Text_20_body" style:list-style-name="L8"/>
    <style:style style:name="P25" style:family="paragraph" style:parent-style-name="Text_20_body">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paragraph-rsid="0018bcff" style:font-name-complex="inherit" style:font-size-complex="16.5pt"/>
    </style:style>
    <style:style style:name="P26" style:family="paragraph" style:parent-style-name="Text_20_body">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rsid="0011f3c5" officeooo:paragraph-rsid="0018bcff" style:font-name-complex="inherit" style:font-size-complex="16.5pt"/>
    </style:style>
    <style:style style:name="P27" style:family="paragraph" style:parent-style-name="Text_20_body" style:list-style-name="L9">
      <style:paragraph-properties fo:margin-top="0in" fo:margin-bottom="0in" style:contextual-spacing="false" fo:orphans="1"/>
      <style:text-properties officeooo:paragraph-rsid="0018bcff"/>
    </style:style>
    <style:style style:name="P28" style:family="paragraph" style:parent-style-name="Text_20_body" style:list-style-name="L9">
      <style:paragraph-properties fo:orphans="1"/>
      <style:text-properties officeooo:paragraph-rsid="0018bcff"/>
    </style:style>
    <style:style style:name="P29" style:family="paragraph" style:parent-style-name="Text_20_body" style:list-style-name="L11">
      <style:paragraph-properties fo:margin-top="0in" fo:margin-bottom="0in" style:contextual-spacing="false" fo:orphans="1"/>
      <style:text-properties officeooo:paragraph-rsid="0018bcff"/>
    </style:style>
    <style:style style:name="P30" style:family="paragraph" style:parent-style-name="Text_20_body" style:list-style-name="L11">
      <style:paragraph-properties fo:orphans="1"/>
      <style:text-properties officeooo:paragraph-rsid="0018bcff"/>
    </style:style>
    <style:style style:name="P31" style:family="paragraph" style:parent-style-name="Text_20_body">
      <style:paragraph-properties fo:orphans="1"/>
      <style:text-properties officeooo:paragraph-rsid="0018bcff"/>
    </style:style>
    <style:style style:name="P32" style:family="paragraph" style:parent-style-name="Text_20_body">
      <style:paragraph-properties fo:margin-top="0in" fo:margin-bottom="0in" style:contextual-spacing="false" fo:orphans="1"/>
      <style:text-properties officeooo:paragraph-rsid="0018bcff"/>
    </style:style>
    <style:style style:name="P33" style:family="paragraph" style:parent-style-name="Text_20_body" style:list-style-name="L12"/>
    <style:style style:name="P34" style:family="paragraph" style:parent-style-name="Text_20_body" style:list-style-name="L12">
      <style:paragraph-properties fo:margin-top="0in" fo:margin-bottom="0in" style:contextual-spacing="false"/>
    </style:style>
    <style:style style:name="P35" style:family="paragraph" style:parent-style-name="Text_20_body" style:list-style-name="L13"/>
    <style:style style:name="P36" style:family="paragraph" style:parent-style-name="Text_20_body" style:list-style-name="L13">
      <style:paragraph-properties fo:margin-top="0in" fo:margin-bottom="0in" style:contextual-spacing="false"/>
    </style:style>
    <style:style style:name="P37" style:family="paragraph" style:parent-style-name="Text_20_body" style:list-style-name="L14"/>
    <style:style style:name="P38" style:family="paragraph" style:parent-style-name="Text_20_body" style:list-style-name="L14">
      <style:paragraph-properties fo:margin-top="0in" fo:margin-bottom="0in" style:contextual-spacing="false"/>
    </style:style>
    <style:style style:name="P39" style:family="paragraph" style:parent-style-name="Text_20_body" style:list-style-name="L15"/>
    <style:style style:name="P40" style:family="paragraph" style:parent-style-name="Text_20_body" style:list-style-name="L15">
      <style:paragraph-properties fo:margin-top="0in" fo:margin-bottom="0in" style:contextual-spacing="false"/>
    </style:style>
    <style:style style:name="P41" style:family="paragraph" style:parent-style-name="Text_20_body" style:list-style-name="L16"/>
    <style:style style:name="P42" style:family="paragraph" style:parent-style-name="Text_20_body" style:list-style-name="L16">
      <style:paragraph-properties fo:margin-top="0in" fo:margin-bottom="0in" style:contextual-spacing="false"/>
    </style:style>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8">
      <style:paragraph-properties fo:margin-top="0in" fo:margin-bottom="0in" style:contextual-spacing="false"/>
    </style:style>
    <style:style style:name="P46" style:family="paragraph" style:parent-style-name="Text_20_body" style:list-style-name="L19"/>
    <style:style style:name="P47" style:family="paragraph" style:parent-style-name="Text_20_body" style:list-style-name="L19">
      <style:paragraph-properties fo:margin-top="0in" fo:margin-bottom="0in" style:contextual-spacing="false"/>
    </style:style>
    <style:style style:name="P48" style:family="paragraph" style:parent-style-name="Text_20_body" style:list-style-name="L20"/>
    <style:style style:name="P49" style:family="paragraph" style:parent-style-name="Text_20_body" style:list-style-name="L20">
      <style:paragraph-properties fo:margin-top="0in" fo:margin-bottom="0in" style:contextual-spacing="false"/>
    </style:style>
    <style:style style:name="P50" style:family="paragraph" style:parent-style-name="Text_20_body" style:list-style-name="L21"/>
    <style:style style:name="P51" style:family="paragraph" style:parent-style-name="Text_20_body" style:list-style-name="L21">
      <style:paragraph-properties fo:margin-top="0in" fo:margin-bottom="0in" style:contextual-spacing="false"/>
    </style:style>
    <style:style style:name="P52" style:family="paragraph" style:parent-style-name="Text_20_body" style:list-style-name="L22"/>
    <style:style style:name="P53" style:family="paragraph" style:parent-style-name="Text_20_body" style:list-style-name="L22">
      <style:paragraph-properties fo:margin-top="0in" fo:margin-bottom="0in" style:contextual-spacing="false"/>
    </style:style>
    <style:style style:name="P54" style:family="paragraph" style:parent-style-name="Text_20_body" style:list-style-name="L23"/>
    <style:style style:name="P55" style:family="paragraph" style:parent-style-name="Text_20_body" style:list-style-name="L23">
      <style:paragraph-properties fo:margin-top="0in" fo:margin-bottom="0in" style:contextual-spacing="false"/>
    </style:style>
    <style:style style:name="P56" style:family="paragraph" style:parent-style-name="Text_20_body" style:list-style-name="L24"/>
    <style:style style:name="P57" style:family="paragraph" style:parent-style-name="Text_20_body" style:list-style-name="L24">
      <style:paragraph-properties fo:margin-top="0in" fo:margin-bottom="0in" style:contextual-spacing="false"/>
    </style:style>
    <style:style style:name="P58" style:family="paragraph" style:parent-style-name="Text_20_body" style:list-style-name="L25"/>
    <style:style style:name="P59" style:family="paragraph" style:parent-style-name="Text_20_body" style:list-style-name="L25">
      <style:paragraph-properties fo:margin-top="0in" fo:margin-bottom="0in" style:contextual-spacing="false"/>
    </style:style>
    <style:style style:name="P60" style:family="paragraph" style:parent-style-name="Text_20_body" style:list-style-name="L26"/>
    <style:style style:name="P61" style:family="paragraph" style:parent-style-name="Text_20_body" style:list-style-name="L26">
      <style:paragraph-properties fo:margin-top="0in" fo:margin-bottom="0in" style:contextual-spacing="false"/>
    </style:style>
    <style:style style:name="P62" style:family="paragraph" style:parent-style-name="Text_20_body" style:list-style-name="L27"/>
    <style:style style:name="T1" style:family="text">
      <style:text-properties fo:color="#abb2bf" loext:opacity="100%" style:font-name="Fira Code" fo:background-color="#282c34" loext:char-shading-value="0"/>
    </style:style>
    <style:style style:name="T2" style:family="text">
      <style:text-properties fo:color="#abb2bf" loext:opacity="100%" fo:background-color="#282c34"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le: An Efficient Algorithm for Axis Scale Selection in Scientific Visualization</text:p>
      <text:p text:style-name="Standard"/>
      <text:p text:style-name="Standard">Abstract:</text:p>
      <text:p text:style-name="Standard">We present a practical and efficient algorithm for selecting axis scales in scientific visualization, developed in 1983 and successfully used for four decades. The algorithm uses precomputation and scale factor normalization to generate visually appealing and mathematically sound axis divisions. Unlike more complex approaches, it achieves consistent results through a straightforward method of scale normalization and predefined step sizes.</text:p>
      <text:p text:style-name="Standard"/>
      <text:p text:style-name="Standard"/>
      <text:p text:style-name="Standard">Algorithm Description:</text:p>
      <text:p text:style-name="Standard"/>
      <text:p text:style-name="Standard">Core Principle:</text:p>
      <text:p text:style-name="Standard">The algorithm works by scaling the data range so that the difference between maximum and minimum values falls into the interval [1,10). This normalization simplifies the selection of appropriate step sizes while maintaining the relationship between data points.</text:p>
      <text:p text:style-name="Standard"/>
      <text:p text:style-name="Standard">Key Steps:</text:p>
      <text:p text:style-name="Standard"/>
      <text:p text:style-name="Standard">1. Range Scaling</text:p>
      <text:p text:style-name="Standard"><text:s text:c="3"/>- Input: Data range [dMin, dMax]</text:p>
      <text:p text:style-name="Standard"><text:s text:c="3"/>- Calculate range size: |dMax - dMin|</text:p>
      <text:p text:style-name="Standard"><text:s text:c="3"/>- Calculate scaling exponent: floor(log10(|dMax - dMin|))</text:p>
      <text:p text:style-name="Standard"><text:s text:c="3"/>- Scale both boundaries using this exponent</text:p>
      <text:p text:style-name="Standard"><text:s text:c="3"/>- Result: The scaled boundary values can be any numbers, but their difference will be in [1,10)</text:p>
      <text:p text:style-name="Standard"><text:s text:c="3"/>- Examples: </text:p>
      <text:p text:style-name="Standard"><text:s text:c="5"/>* Range [372.1, 984.6]:</text:p>
      <text:p text:style-name="Standard"><text:s text:c="7"/>- Range size = 612.5</text:p>
      <text:p text:style-name="Standard"><text:s text:c="7"/>- Exponent = 2</text:p>
      <text:p text:style-name="Standard"><text:s text:c="7"/>- Scaled boundaries: 3.721, 9.846 (difference = 6.125)</text:p>
      <text:p text:style-name="Standard"><text:s text:c="5"/>* Range [-984.6, -372.1]:</text:p>
      <text:p text:style-name="Standard"><text:s text:c="7"/>- Range size = 612.5</text:p>
      <text:p text:style-name="Standard"><text:s text:c="7"/>- Exponent = 2</text:p>
      <text:p text:style-name="Standard"><text:s text:c="7"/>- Scaled boundaries: -9.846, -3.721 (difference = 6.125)</text:p>
      <text:p text:style-name="Standard"><text:s text:c="5"/>* Range [-100, 100]:</text:p>
      <text:p text:style-name="Standard"><text:s text:c="7"/>- Range size = 200</text:p>
      <text:p text:style-name="Standard"><text:s text:c="7"/>- Exponent = 2</text:p>
      <text:p text:style-name="Standard"><text:s text:c="7"/>- Scaled boundaries: -1, 1 (difference = 2)</text:p>
      <text:p text:style-name="Standard"/>
      <text:p text:style-name="Standard">2. Step Size Selection</text:p>
      <text:p text:style-name="Standard"><text:s text:c="3"/>- Predefined "nice" step sizes: {1.0, 2.0, 5.0}</text:p>
      <text:p text:style-name="Standard"><text:s text:c="3"/>- Each step size also implies its decimal variants (0.1, 0.2, 0.5, etc.)</text:p>
      <text:p text:style-name="Standard"><text:s text:c="3"/>- Step sizes are precomputed and stored with their scale factors</text:p>
      <text:p text:style-name="Standard"><text:s text:c="3"/>- Selection criteria:</text:p>
      <text:p text:style-name="Standard"><text:s text:c="5"/>* Produces between 4 and 11 divisions (configurable)</text:p>
      <text:p text:style-name="Standard"><text:s text:c="5"/>* Minimizes unused axis space</text:p>
      <text:p text:style-name="Standard"><text:s text:c="5"/>* Prefers rounder numbers when options are similar</text:p>
      <text:p text:style-name="Standard"/>
      <text:p text:style-name="Standard"><text:soft-page-break/>3. Range Extension</text:p>
      <text:p text:style-name="Standard"><text:s text:c="3"/>- Extend normalized range to align with step size</text:p>
      <text:p text:style-name="Standard"><text:s text:c="3"/>- Use modulus-based alignment to ensure "nice" boundary values</text:p>
      <text:p text:style-name="Standard"><text:s text:c="3"/>- Allow up to 30% extension if needed for cleaner divisions</text:p>
      <text:p text:style-name="Standard"><text:s text:c="3"/>- Example: [3.721, 9.846] with step 2.0 → [2.0, 10.0]</text:p>
      <text:p text:style-name="Standard"/>
      <text:p text:style-name="Standard">4. Scale Factor Application</text:p>
      <text:p text:style-name="Standard"><text:s text:c="3"/>- Transform back to original scale using saved exponent</text:p>
      <text:p text:style-name="Standard"><text:s text:c="3"/>- Maintain exact values through scale transformations</text:p>
      <text:p text:style-name="Standard">- Example: [2.0, 10.0] × 10² → [200, 1000]</text:p>
      <text:p text:style-name="Standard"/>
      <text:p text:style-name="Standard">Step Size Selection and Application:</text:p>
      <text:p text:style-name="Standard"/>
      <text:p text:style-name="Standard">The algorithm uses precomputed scale factors based on three fundamental step sizes: 1, 2, and 5. This choice of numbers reflects common human preferences for easy-to-read intervals.</text:p>
      <text:p text:style-name="Standard"/>
      <text:p text:style-name="Standard">1. Step Size Fundamentals</text:p>
      <text:p text:style-name="Standard"><text:s text:c="3"/>- Base step sizes: {1.0, 2.0, 5.0}</text:p>
      <text:p text:style-name="Standard"><text:s text:c="3"/>- Each generates a decimal sequence (e.g., 2.0 → {0.2, 2.0, 20.0})</text:p>
      <text:p text:style-name="Standard"><text:s text:c="3"/>- Steps are precomputed with associated moduli for boundary alignment</text:p>
      <text:p text:style-name="Standard"><text:s text:c="3"/>- Selection criteria balance:</text:p>
      <text:p text:style-name="Standard"><text:s text:c="5"/>* Number of divisions (typically 4-11)</text:p>
      <text:p text:style-name="Standard"><text:s text:c="5"/>* Range coverage efficiency</text:p>
      <text:p text:style-name="Standard"><text:s text:c="5"/>* Boundary value "niceness"</text:p>
      <text:p text:style-name="Standard"/>
      <text:p text:style-name="Standard">2. Scale Selection Process</text:p>
      <text:p text:style-name="Standard"><text:s text:c="3"/>For a scaled range (difference in [1,10)):</text:p>
      <text:p text:style-name="Standard"><text:s text:c="3"/>- Test each potential step size</text:p>
      <text:p text:style-name="Standard"><text:s text:c="3"/>- For each step size, calculate:</text:p>
      <text:p text:style-name="Standard"><text:s text:c="5"/>* Number of intervals</text:p>
      <text:p text:style-name="Standard"><text:s text:c="5"/>* Required range extension</text:p>
      <text:p text:style-name="Standard"><text:s text:c="5"/>* Alignment of boundaries</text:p>
      <text:p text:style-name="Standard">- Select scale meeting criteria with minimal range extension</text:p>
      <text:p text:style-name="Standard"/>
      <text:p text:style-name="Standard">2. Scale Selection Process (continued)</text:p>
      <text:p text:style-name="Standard"><text:s text:c="3"/>- For each candidate step size:</text:p>
      <text:p text:style-name="Standard"><text:s text:c="5"/>* Calculate modulus = greatest common factor of step size</text:p>
      <text:p text:style-name="Standard"><text:s text:c="5"/>* Extend minimum bound down to next multiple of modulus</text:p>
      <text:p text:style-name="Standard"><text:s text:c="5"/>* Extend maximum bound up to next multiple of modulus</text:p>
      <text:p text:style-name="Standard"><text:s text:c="5"/>* Count resulting intervals </text:p>
      <text:p text:style-name="Standard"><text:s text:c="5"/>* Example:</text:p>
      <text:p text:style-name="Standard"><text:s text:c="7"/>- Scaled range: [-9.846, -3.721]</text:p>
      <text:p text:style-name="Standard"><text:s text:c="7"/>- Try step size 2.0, modulus 1.0:</text:p>
      <text:p text:style-name="Standard"><text:s text:c="9"/>* Lower bound: -10.0 (next multiple below -9.846)</text:p>
      <text:p text:style-name="Standard"><text:s text:c="9"/>* Upper bound: -2.0 (next multiple above -3.721)</text:p>
      <text:p text:style-name="Standard"><text:s text:c="9"/>* Results in 4 intervals: -10, -8, -6, -4, -2</text:p>
      <text:p text:style-name="Standard"><text:s text:c="7"/>- Try step size 1.0, modulus 0.5:</text:p>
      <text:p text:style-name="Standard"><text:s text:c="9"/>* Lower bound: -10.0</text:p>
      <text:p text:style-name="Standard"><text:s text:c="9"/>* Upper bound: -3.5</text:p>
      <text:p text:style-name="Standard"><text:soft-page-break/><text:s text:c="9"/>* Results in 6.5 intervals (rejected)</text:p>
      <text:p text:style-name="Standard"/>
      <text:p text:style-name="Standard">3. Precomputation Strategy</text:p>
      <text:p text:style-name="Standard"><text:s text:c="3"/>- Scale objects store:</text:p>
      <text:p text:style-name="Standard"><text:s text:c="5"/>* Step size</text:p>
      <text:p text:style-name="Standard"><text:s text:c="5"/>* Associated modulus</text:p>
      <text:p text:style-name="Standard"><text:s text:c="5"/>* Valid range for this scale</text:p>
      <text:p text:style-name="Standard"><text:s text:c="3"/>- Scales are sorted by:</text:p>
      <text:p text:style-name="Standard"><text:s text:c="5"/>* Range coverage</text:p>
      <text:p text:style-name="Standard"><text:s text:c="5"/>* Number of intervals</text:p>
      <text:p text:style-name="Standard"><text:s text:c="5"/>* Modulus size</text:p>
      <text:p text:style-name="Standard"><text:s text:c="3"/>- Benefits:</text:p>
      <text:p text:style-name="Standard"><text:s text:c="5"/>* Fast runtime selection</text:p>
      <text:p text:style-name="Standard"><text:s text:c="5"/>* Guaranteed "nice" numbers</text:p>
      <text:p text:style-name="Standard"><text:s text:c="5"/>* Consistent results</text:p>
      <text:p text:style-name="Standard"/>
      <text:p text:style-name="Standard">4. Selection Criteria</text:p>
      <text:p text:style-name="Standard"><text:s text:c="3"/>- Primary: Number of intervals (4-11 default)</text:p>
      <text:p text:style-name="Standard"><text:s text:c="3"/>- Secondary: Minimize range extension</text:p>
      <text:p text:style-name="Standard"><text:s text:c="3"/>- Tertiary: Prefer larger moduli when possible</text:p>
      <text:p text:style-name="Standard"><text:s text:c="3"/>- Reject scales that:</text:p>
      <text:p text:style-name="Standard"><text:s text:c="5"/>* Produce too many intervals</text:p>
      <text:p text:style-name="Standard"><text:s text:c="5"/>* Require excessive range extension (&gt;30%)</text:p>
      <text:p text:style-name="Standard">* Have non-aligned boundaries</text:p>
      <text:p text:style-name="Standard"/>
      <text:p text:style-name="Standard"/>
      <text:p text:style-name="Standard">Implementation:</text:p>
      <text:p text:style-name="Standard"/>
      <text:p text:style-name="Standard">The algorithm's efficiency derives from its precomputed scale objects and fast lookup structure. This section describes the key implementation components.</text:p>
      <text:p text:style-name="Standard"/>
      <text:p text:style-name="Standard">1. Scale Class</text:p>
      <text:p text:style-name="Standard"><text:s text:c="3"/>The fundamental unit is a Scale object containing:</text:p>
      <text:p text:style-name="Standard"><text:s text:c="3"/>- Range: valid interval for this scale</text:p>
      <text:p text:style-name="Standard"><text:s text:c="3"/>- Step Size: interval between tick marks</text:p>
      <text:p text:style-name="Standard"><text:s text:c="3"/>- Modulus: alignment factor for boundaries</text:p>
      <text:p text:style-name="Standard"><text:s text:c="3"/>Example:</text:p>
      <text:p text:style-name="Standard"><text:s text:c="3"/>```cpp</text:p>
      <text:p text:style-name="Standard"><text:s text:c="3"/>class Scale {</text:p>
      <text:p text:style-name="Standard"><text:s text:c="7"/>double m_dModulus; <text:s text:c="2"/>// For boundary alignment</text:p>
      <text:p text:style-name="Standard"><text:s text:c="7"/>double m_dRange; <text:s text:c="4"/>// Valid interval</text:p>
      <text:p text:style-name="Standard"><text:s text:c="7"/>double m_dStepSize; <text:s/>// Tick mark interval</text:p>
      <text:p text:style-name="Standard"><text:s text:c="3"/>};</text:p>
      <text:p text:style-name="Standard"/>
      <text:p text:style-name="Standard"/>
      <text:p text:style-name="Standard"/>
      <text:p text:style-name="Standard"/>
      <text:p text:style-name="Standard">AxisLimits FindActualLimits(double dDataMin, double dDataMax) {</text:p>
      <text:p text:style-name="Standard"><text:s text:c="4"/>// Scale data range to [1,10)</text:p>
      <text:p text:style-name="Standard"><text:soft-page-break/><text:s text:c="4"/>double dRexponent = floor(log10(dDataMax-dDataMin));</text:p>
      <text:p text:style-name="Standard"><text:s text:c="4"/>double dExpTerm = pow(10.0, dRexponent);</text:p>
      <text:p text:style-name="Standard"><text:s text:c="4"/>double dMantissa = (dDataMax-dDataMin) / dExpTerm;</text:p>
      <text:p text:style-name="Standard"/>
      <text:p text:style-name="Standard"><text:s text:c="4"/>// Find appropriate scale</text:p>
      <text:p text:style-name="Standard"><text:s text:c="4"/>int i = 0;</text:p>
      <text:p text:style-name="Standard"><text:s text:c="4"/>while (m_vScale[i].GetRange() &lt; dMantissa) {</text:p>
      <text:p text:style-name="Standard"><text:s text:c="8"/>i++;</text:p>
      <text:p text:style-name="Standard"><text:s text:c="4"/>}</text:p>
      <text:p text:style-name="Standard"/>
      <text:p text:style-name="Standard"><text:s text:c="4"/>// Calculate actual limits</text:p>
      <text:p text:style-name="Standard"><text:s text:c="4"/>const double dMod = m_vScale[i].GetModulus() * dExpTerm;</text:p>
      <text:p text:style-name="Standard"><text:s text:c="4"/>double dRangeMin = dDataMin - fmod(dDataMin, dMod);</text:p>
      <text:p text:style-name="Standard"><text:s text:c="4"/>if (dRangeMin &gt; dDataMin)</text:p>
      <text:p text:style-name="Standard"><text:s text:c="8"/>dRangeMin -= dMod;</text:p>
      <text:p text:style-name="Standard"><text:s text:c="4"/>double dRangeMax = dRangeMin + m_vScale[i].GetRange() * dExpTerm;</text:p>
      <text:p text:style-name="Standard"/>
      <text:p text:style-name="Standard"><text:s text:c="4"/>return AxisLimits(dRangeMin, dDataMax, dDataMin, dRangeMax);</text:p>
      <text:p text:style-name="Standard">}</text:p>
      <text:p text:style-name="Standard"/>
      <text:p text:style-name="Standard"/>
      <text:p text:style-name="Standard"/>
      <text:p text:style-name="P1">Axis Scale Selection:</text:p>
      <text:p text:style-name="P1"/>
      <text:p text:style-name="P1">The algorithm works in two stages:</text:p>
      <text:p text:style-name="P1"/>
      <text:p text:style-name="P1">1. Selection Stage</text:p>
      <text:p text:style-name="P1"><text:s text:c="3"/>The data range is first normalized (scaled so the difference between its maximum and minimum falls into [1,10)).</text:p>
      <text:p text:style-name="P1"><text:s text:c="3"/></text:p>
      <text:p text:style-name="P1"><text:s text:c="3"/>The code contains a fixed set of choices:</text:p>
      <text:p text:style-name="P1"><text:s text:c="3"/>- Base intervals: {1.0, 2.0, 5.0}</text:p>
      <text:p text:style-name="P1"><text:s text:c="3"/>- Each interval has an associated modulus used to find boundary values that are multiples of the modulus</text:p>
      <text:p text:style-name="P1"/>
      <text:p text:style-name="P1"><text:s text:c="3"/>The normalized range is used to choose which interval and modulus to use.</text:p>
      <text:p text:style-name="P1"/>
      <text:p text:style-name="P1">Example:</text:p>
      <text:p text:style-name="P1">Original Range <text:s text:c="4"/>| Normalized Range | Extended Normalized | Final Range</text:p>
      <text:p text:style-name="P1">[372.1, 984.6] <text:s text:c="3"/>| [3.721, 9.846] <text:s/>| [3.0, 10.0] <text:s text:c="7"/>| [300, 1000]</text:p>
      <text:p text:style-name="P1"/>
      <text:p text:style-name="P1">2. Axis Generation Stage</text:p>
      <text:p text:style-name="P1"><text:s text:c="3"/>The selected interval and modulus determine the actual axis values. The final interval between tick marks (in this example, 200 units) is the normalized interval (2.0) multiplied by 100 (the normalization factor).</text:p>
      <text:p text:style-name="P1"/>
      <text:p text:style-name="P1">For this example:</text:p>
      <text:p text:style-name="P1">- From the fixed set, interval 2.0 and modulus 1.0 are selected for the normalized range</text:p>
      <text:p text:style-name="P1">- Boundaries are extended to multiples of the modulus: 3.0 and 10.0</text:p>
      <text:p text:style-name="P1"><text:soft-page-break/>- Multiplying these values by 100 gives final boundaries at 300 and 1000, with tick marks every 200 units</text:p>
      <text:p text:style-name="P1"/>
      <text:p text:style-name="P1"/>
      <text:p text:style-name="P1"/>
      <text:p text:style-name="P2">Axis Selection:</text:p>
      <text:p text:style-name="P2"/>
      <text:p text:style-name="P2">The algorithm works in two stages:</text:p>
      <text:p text:style-name="P2"/>
      <text:p text:style-name="P2">1. Selection Stage</text:p>
      <text:p text:style-name="P2"><text:s text:c="3"/>The data range is first normalized (scaled so the difference between its maximum and minimum falls into [1,10)).</text:p>
      <text:p text:style-name="P2"><text:s text:c="3"/></text:p>
      <text:p text:style-name="P2"><text:s text:c="3"/>The code contains precomputed Scale objects, each containing:</text:p>
      <text:p text:style-name="P2"><text:s text:c="3"/>- An interval (from base set {1.0, 2.0, 5.0})</text:p>
      <text:p text:style-name="P2"><text:s text:c="3"/>- A modulus for boundary alignment</text:p>
      <text:p text:style-name="P2"><text:s text:c="3"/>- The range this scale can handle</text:p>
      <text:p text:style-name="P2"/>
      <text:p text:style-name="P2"><text:s text:c="3"/>The algorithm finds the first scale in the sorted list where the scale's range is large enough to contain the normalized range.</text:p>
      <text:p text:style-name="P2"/>
      <text:p text:style-name="P2">Example:</text:p>
      <text:p text:style-name="P2">Original Range <text:s text:c="4"/>| Normalized Range | Scale Selected</text:p>
      <text:p text:style-name="P2">[372.1, 984.6] <text:s text:c="3"/>| [3.721, 9.846] <text:s/>| interval=2.0, modulus=1.0</text:p>
      <text:p text:style-name="P2"/>
      <text:p text:style-name="P2"/>
      <text:p text:style-name="P2"/>
      <text:p text:style-name="P2">------------------------------------------------------------</text:p>
      <text:p text:style-name="P12">You're right about the name being potentially misleading. A better name might be <text:span text:style-name="Source_20_Text">CalculateNiceAxisBounds</text:span> or <text:span text:style-name="Source_20_Text">DetermineOptimalAxisRange</text:span>, as these more accurately describe what the function does - it's not finding the "actual" limits but rather calculating optimized, visually appealing axis boundaries.</text:p>
      <text:p text:style-name="Text_20_body">Regarding "modulus" in this context:</text:p>
      <text:p text:style-name="Text_20_body">The modulus (<text:span text:style-name="Source_20_Text">dMod</text:span>) represents the increment or "step size" used for rounding the axis limits. It's calculated by multiplying the modulus value from the selected scale entry by 10 raised to the appropriate power. This creates a value that serves as the basic unit for rounding the axis boundaries.</text:p>
      <text:p text:style-name="Text_20_body">In the function, <text:span text:style-name="Source_20_Text">fmod(dDataMin, dMod)</text:span> calculates the remainder when dividing the data minimum by this modulus. By subtracting this remainder from the data minimum, the function effectively rounds down to the nearest multiple of the modulus, creating a "nice" starting point for the axis.</text:p>
      <text:p text:style-name="Text_20_body">As for alternative algorithms for axis scaling:</text:p>
      <text:list xml:id="list2108575769" text:style-name="L1">
        <text:list-item>
          <text:p text:style-name="P11"><text:soft-page-break/><text:span text:style-name="Strong_20_Emphasis">Wilkinson's Extended Algorithm</text:span>: Developed by Leland Wilkinson, this approach optimizes for simplicity, coverage, and tightness. It selects "nice" numbers and evaluates potential scales based on multiple aesthetic criteria.</text:p>
        </text:list-item>
        <text:list-item>
          <text:p text:style-name="P11"><text:span text:style-name="Strong_20_Emphasis">R's pretty() function</text:span>: Uses a simple algorithm to find a sequence of equally spaced "pretty" values covering the range of data. It aims for approximately 5-6 ticks with values that are multiples of 2, 5, or 10.</text:p>
        </text:list-item>
        <text:list-item>
          <text:p text:style-name="P11"><text:span text:style-name="Strong_20_Emphasis">D3.js Scale Functions</text:span>: Libraries like D3.js offer various scale algorithms including linear, logarithmic, and time scales with automatic "nice" rounding capabilities.</text:p>
        </text:list-item>
        <text:list-item>
          <text:p text:style-name="P11"><text:span text:style-name="Strong_20_Emphasis">Talbot, Lin, and Hanrahan's Algorithm</text:span>: An extension of Wilkinson's method that adds additional criteria for optimization, including legibility of the resulting labels.</text:p>
        </text:list-item>
        <text:list-item>
          <text:p text:style-name="P11"><text:span text:style-name="Strong_20_Emphasis">Heckbert's Algorithm</text:span>: Paul Heckbert's algorithm creates "nice" numbers by finding the smallest "nice" step size that divides the data range into at least the desired number of intervals.</text:p>
        </text:list-item>
      </text:list>
      <text:p text:style-name="Text_20_body">Each of these approaches makes different trade-offs between simplicity, aesthetics, and computational complexity, but they all aim to create axis scales that are both visually pleasing and practical for data interpretation.</text:p>
      <text:p text:style-name="P2">----------------------------------------------------------------------------------------------------------</text:p>
      <text:p text:style-name="P12">Let me compare the <text:span text:style-name="Source_20_Text">NiceAxisScaling</text:span> implementation with some of the published methods for axis scaling:</text:p>
      <text:h text:style-name="Heading_20_2" text:outline-level="2">NiceAxisScaling vs. Published Methods</text:h>
      <text:h text:style-name="Heading_20_3" text:outline-level="3">NiceAxisScaling Approach</text:h>
      <text:p text:style-name="Text_20_body">Your implementation follows a systematic approach to generating "nice" axis scales:</text:p>
      <text:list xml:id="list2948663182" text:style-name="L2">
        <text:list-item>
          <text:p text:style-name="P14">It maintains a set of standard step sizes (1, 2, 5, 10 and their decimal variants) </text:p>
        </text:list-item>
        <text:list-item>
          <text:p text:style-name="P14">Pre-calculates potential scaling configurations with different combinations of step sizes and tick counts </text:p>
        </text:list-item>
        <text:list-item>
          <text:p text:style-name="P14">Selects the most appropriate configuration based on the data range </text:p>
        </text:list-item>
        <text:list-item>
          <text:p text:style-name="P13">Adjusts the scale to ensure data fits within the bounds while maintaining "nice" numbers </text:p>
        </text:list-item>
      </text:list>
      <text:h text:style-name="Heading_20_3" text:outline-level="3">Comparison with Other Methods</text:h>
      <text:h text:style-name="Heading_20_4" text:outline-level="4">Wilkinson's Extended Algorithm</text:h>
      <text:list xml:id="list3006035319" text:style-name="L3">
        <text:list-item>
          <text:p text:style-name="P16"><text:span text:style-name="Strong_20_Emphasis">Similarities</text:span>: Both aim to create aesthetically pleasing scales with round numbers </text:p>
        </text:list-item>
        <text:list-item>
          <text:p text:style-name="P16"><text:span text:style-name="Strong_20_Emphasis">Differences</text:span>: </text:p>
          <text:list>
            <text:list-item>
              <text:p text:style-name="P16">Wilkinson's method uses a scoring system with multiple criteria (simplicity, coverage, density) </text:p>
            </text:list-item>
            <text:list-item>
              <text:p text:style-name="P16"><text:soft-page-break/>Your method pre-computes configurations and selects based primarily on range matching </text:p>
            </text:list-item>
            <text:list-item>
              <text:p text:style-name="P15">Wilkinson's is more computationally intensive but potentially more flexible </text:p>
            </text:list-item>
          </text:list>
        </text:list-item>
      </text:list>
      <text:h text:style-name="Heading_20_4" text:outline-level="4">R's pretty() function</text:h>
      <text:list xml:id="list3784015835" text:style-name="L4">
        <text:list-item>
          <text:p text:style-name="P18"><text:span text:style-name="Strong_20_Emphasis">Similarities</text:span>: Both use a set of "nice" numbers (1, 2, 5, 10 multiples) </text:p>
        </text:list-item>
        <text:list-item>
          <text:p text:style-name="P18"><text:span text:style-name="Strong_20_Emphasis">Differences</text:span>: </text:p>
          <text:list>
            <text:list-item>
              <text:p text:style-name="P18">R's algorithm is simpler and focuses on a fixed target number of intervals </text:p>
            </text:list-item>
            <text:list-item>
              <text:p text:style-name="P18">Your implementation pre-computes many potential configurations </text:p>
            </text:list-item>
            <text:list-item>
              <text:p text:style-name="P17">Your approach offers more flexibility in tick count (configurable min/max) </text:p>
            </text:list-item>
          </text:list>
        </text:list-item>
      </text:list>
      <text:h text:style-name="Heading_20_4" text:outline-level="4">Talbot-Lin-Hanrahan Algorithm</text:h>
      <text:list xml:id="list515772996" text:style-name="L5">
        <text:list-item>
          <text:p text:style-name="P20"><text:span text:style-name="Strong_20_Emphasis">Similarities</text:span>: Both aim for human-readable tick values </text:p>
        </text:list-item>
        <text:list-item>
          <text:p text:style-name="P20"><text:span text:style-name="Strong_20_Emphasis">Differences</text:span>: </text:p>
          <text:list>
            <text:list-item>
              <text:p text:style-name="P20">TLH incorporates label legibility and density as formal criteria </text:p>
            </text:list-item>
            <text:list-item>
              <text:p text:style-name="P20">Your approach focuses on numerical properties more than label readability </text:p>
            </text:list-item>
            <text:list-item>
              <text:p text:style-name="P19">TLH includes additional optimization criteria not present in your implementation </text:p>
            </text:list-item>
          </text:list>
        </text:list-item>
      </text:list>
      <text:h text:style-name="Heading_20_4" text:outline-level="4">Heckbert's Algorithm</text:h>
      <text:list xml:id="list3518075791" text:style-name="L6">
        <text:list-item>
          <text:p text:style-name="P22"><text:span text:style-name="Strong_20_Emphasis">Similarities</text:span>: Both round to "nice" numbers and adjust ranges to encompass data </text:p>
        </text:list-item>
        <text:list-item>
          <text:p text:style-name="P22"><text:span text:style-name="Strong_20_Emphasis">Differences</text:span>: </text:p>
          <text:list>
            <text:list-item>
              <text:p text:style-name="P22">Heckbert's uses a simpler approach with fewer parameters </text:p>
            </text:list-item>
            <text:list-item>
              <text:p text:style-name="P22">Your implementation offers more control over tick density </text:p>
            </text:list-item>
            <text:list-item>
              <text:p text:style-name="P21">Heckbert's algorithm handles the selection process differently </text:p>
            </text:list-item>
          </text:list>
        </text:list-item>
      </text:list>
      <text:h text:style-name="Heading_20_3" text:outline-level="3">Unique Aspects of Your Implementation</text:h>
      <text:list xml:id="list601571591" text:style-name="L7">
        <text:list-item>
          <text:p text:style-name="P23"><text:span text:style-name="Strong_20_Emphasis">Pre-computation Strategy</text:span>: Your code pre-generates all possible scale configurations during initialization, which makes the selection phase faster at runtime.</text:p>
        </text:list-item>
        <text:list-item>
          <text:p text:style-name="P23"><text:span text:style-name="Strong_20_Emphasis">Modulus-Based Rounding</text:span>: The use of modulus arithmetic to align axis limits with "nice" numbers is an elegant approach.</text:p>
        </text:list-item>
        <text:list-item>
          <text:p text:style-name="P23"><text:span text:style-name="Strong_20_Emphasis">Special Case Handling</text:span>: Your code has explicit handling for edge cases (equal min/max, zero values).</text:p>
        </text:list-item>
        <text:list-item>
          <text:p text:style-name="P23"><text:span text:style-name="Strong_20_Emphasis">Configurable Tick Density</text:span>: The min/max tick parameters allow for customization of axis density.</text:p>
        </text:list-item>
      </text:list>
      <text:h text:style-name="Heading_20_3" text:outline-level="3">Potential Enhancements</text:h>
      <text:list xml:id="list2867934997" text:style-name="L8">
        <text:list-item>
          <text:p text:style-name="P24">Consider incorporating label legibility considerations from Talbot-Lin-Hanrahan.</text:p>
        </text:list-item>
        <text:list-item>
          <text:p text:style-name="P24">The current selection process primarily considers range matching; adding weighted criteria (like Wilkinson's) could improve aesthetics.</text:p>
        </text:list-item>
        <text:list-item>
          <text:p text:style-name="P24"><text:soft-page-break/>For scientific notation, the algorithm could benefit from more specialized handling similar to how some published methods deal with different number formats.</text:p>
        </text:list-item>
      </text:list>
      <text:p text:style-name="Text_20_body">Your implementation demonstrates a practical, efficient approach to axis scaling that should work well for most visualization needs while maintaining good performance characteristics.</text:p>
      <text:p text:style-name="P2">---------------------------------------------------------------------------------------------------------------------</text:p>
      <text:p text:style-name="P2"/>
      <text:p text:style-name="P10"/>
      <text:p text:style-name="P10">---------------------------------------------------------</text:p>
      <text:p text:style-name="P25">I'm surprised by two things. First the bug in NiceAxisScaling for zero range. The second is that I expected LinearAxis and NiceAxisScaling to be essentially identical. I would like to add a different test. Just random ranges over large and small ranges and compose a histogram of the coverage of each method for many trial sets. We could start with a few hundred set to get started. </text:p>
      <text:p text:style-name="P10">---------------------------------------------------------------------</text:p>
      <text:h text:style-name="P5" text:outline-level="3">Conclusion:</text:h>
      <text:p text:style-name="P31">Your fix was very successful in addressing the most severe issue (CrossZero cases), reducing problematic cases by nearly three-quarters. Depending on your requirements, this might be sufficient.</text:p>
      <text:p text:style-name="P31">The remaining problematic cases are mostly edge cases where extreme value differences or special range characteristics still cause the algorithm to set one end of the range to zero. If these are important to address for your use case, the additional fixes above could help further improve utilization.</text:p>
      <text:p text:style-name="P31">Would you like to implement one of these additional fixes to address the remaining cases, or is the current improvement sufficient?</text:p>
      <text:p text:style-name="P32">Retry</text:p>
      <text:p text:style-name="P31">LA</text:p>
      <text:p text:style-name="P31"><text:span text:style-name="Strong_20_Emphasis">CrossZero with Extreme Differences</text:span>: That might be OK. WHat do you think? NearZero, NearlyEqual, and VeryLarge Are these a problem? These are probably not important in my current code, but if someone else wants to use this, it might be a problem. Also, are there tests where BOTH values are negative?</text:p>
      <text:p text:style-name="P31">Edit</text:p>
      <text:p text:style-name="P31">Let's evaluate each category to determine if further fixes are warranted:</text:p>
      <text:p text:style-name="P31"><text:span text:style-name="Strong_20_Emphasis">CrossZero with Extreme Differences</text:span>: These cases have shown dramatic improvement, and the remaining issues involve situations where the positive value is extremely small compared <text:soft-page-break/>to the negative value (often by many orders of magnitude). For visualization purposes, these cases are actually reasonable to handle the way the algorithm currently does - showing the full range with a zero endpoint makes the chart more readable than trying to show both extremes. I think the current handling is acceptable.</text:p>
      <text:p text:style-name="P31"><text:span text:style-name="Strong_20_Emphasis">NearZero, NearlyEqual, and VeryLarge</text:span>:</text:p>
      <text:list xml:id="list4276094559" text:style-name="L9">
        <text:list-item>
          <text:p text:style-name="P27">For NearZero cases, setting the minimum to 0 when all values are very small positive numbers is a common visualization practice that improves readability. This is typically desirable behavior unless the exact small values are critically important. </text:p>
        </text:list-item>
        <text:list-item>
          <text:p text:style-name="P27">For NearlyEqual, the calculated scales seem appropriate - they're creating tight bounds around the nearly equal values, which is good for visualization. </text:p>
        </text:list-item>
        <text:list-item>
          <text:p text:style-name="P28">For VeryLarge cases, starting at 0 for large positive ranges is standard practice in many charting libraries. It provides context for the magnitude. </text:p>
        </text:list-item>
      </text:list>
      <text:p text:style-name="P31"><text:span text:style-name="Strong_20_Emphasis">Cases with Both Values Negative</text:span>: Looking at the test results, ranges with both values negative (like the "Negative Range" test case) are handled well by the fix. The "Negative Range" standard test shows it's working properly now. For very asymmetric negative ranges, the same principle applies as with positive ranges - setting one end to zero would be problematic, but your fix addresses this by ensuring both ends of the data are represented.</text:p>
      <text:p text:style-name="P31"><text:span text:style-name="Strong_20_Emphasis">Overall Assessment</text:span>: The current implementation after your fix is quite good for general purpose visualization. The remaining "problematic" cases identified by the test often represent situations where the current behavior is actually preferred for visualization clarity.</text:p>
      <text:p text:style-name="P31">For a general-purpose library that others might use, I'd suggest:</text:p>
      <text:list xml:id="list1362971333" text:style-name="L11">
        <text:list-item>
          <text:p text:style-name="P29">Keep the current fix you've implemented </text:p>
        </text:list-item>
        <text:list-item>
          <text:p text:style-name="P29">Document the behavior of the algorithm in edge cases </text:p>
        </text:list-item>
        <text:list-item>
          <text:p text:style-name="P30">Consider adding an optional parameter that controls whether to prioritize "data visibility" or "aesthetic ranges" for those who need different behavior </text:p>
        </text:list-item>
      </text:list>
      <text:p text:style-name="P31">The most important fix was for the CrossZero cases, which you've already implemented successfully. The other cases are more subjective and depend on the specific visualization needs.</text:p>
      <text:p text:style-name="P9">----------------------------------------------------</text:p>
      <text:p text:style-name="P9"/>
      <text:h text:style-name="P3" text:outline-level="1"><text:soft-page-break/>AxisScaler</text:h>
      <text:h text:style-name="Heading_20_2" text:outline-level="2">Overview</text:h>
      <text:p text:style-name="Text_20_body">AxisScaler is a conservative replacement for the LinearAxis class, focused on creating human-readable axis scales for data visualization. It emphasizes simplicity, reliability, and producing clean, easy-to-understand scales for humans.</text:p>
      <text:h text:style-name="Heading_20_2" text:outline-level="2">Key Features</text:h>
      <text:list xml:id="list2025472845" text:style-name="L12">
        <text:list-item>
          <text:p text:style-name="P34">Creates "nice" axis limits with round numbers for better readability </text:p>
        </text:list-item>
        <text:list-item>
          <text:p text:style-name="P34">Produces human-friendly tick spacing using the classic 1-2-5 pattern </text:p>
        </text:list-item>
        <text:list-item>
          <text:p text:style-name="P34">Handles special cases (zero values, equal values, tiny ranges) cleanly </text:p>
        </text:list-item>
        <text:list-item>
          <text:p text:style-name="P34">Optional feature to include zero in the axis range </text:p>
        </text:list-item>
        <text:list-item>
          <text:p text:style-name="P34">Formats tick labels with appropriate precision and scientific notation </text:p>
        </text:list-item>
        <text:list-item>
          <text:p text:style-name="P33">Simple, maintainable implementation </text:p>
        </text:list-item>
      </text:list>
      <text:h text:style-name="Heading_20_2" text:outline-level="2">Usage</text:h>
      <text:p text:style-name="Text_20_body">Basic usage is straightforward:</text:p>
      <text:p text:style-name="Preformatted_20_Text">cpp</text:p>
      <text:p text:style-name="Preformatted_20_Text">Copy</text:p>
      <text:p text:style-name="P6"><text:span text:style-name="Source_20_Text"><text:span text:style-name="T1">AxisScaler scaler;</text:span></text:span></text:p>
      <text:p text:style-name="P6"><text:span text:style-name="Source_20_Text"><text:span text:style-name="T1">AxisScale scale = scaler.CalculateScale(dataMin, dataMax);</text:span></text:span></text:p>
      <text:p text:style-name="P6"/>
      <text:p text:style-name="P6"><text:span text:style-name="Source_20_Text"><text:span text:style-name="T1">// Use the scale properties</text:span></text:span></text:p>
      <text:p text:style-name="P6"><text:span text:style-name="Source_20_Text"><text:span text:style-name="T1">std::cout &lt;&lt; "Axis range: [" &lt;&lt; scale.min &lt;&lt; ", " &lt;&lt; scale.max &lt;&lt; "]" &lt;&lt; std::endl;</text:span></text:span></text:p>
      <text:p text:style-name="P6"><text:span text:style-name="Source_20_Text"><text:span text:style-name="T1">std::cout &lt;&lt; "Step size: " &lt;&lt; scale.step &lt;&lt; std::endl;</text:span></text:span></text:p>
      <text:p text:style-name="P6"><text:span text:style-name="Source_20_Text"><text:span text:style-name="T1">std::cout &lt;&lt; "Number of ticks: " &lt;&lt; scale.numTicks &lt;&lt; std::endl;</text:span></text:span></text:p>
      <text:p text:style-name="P6"/>
      <text:p text:style-name="P6"><text:span text:style-name="Source_20_Text"><text:span text:style-name="T1">// Access the tick values</text:span></text:span></text:p>
      <text:p text:style-name="P6"><text:span text:style-name="Source_20_Text"><text:span text:style-name="T1">std::vector&lt;double&gt; ticks = scale.GetTickValues();</text:span></text:span></text:p>
      <text:p text:style-name="P6"><text:span text:style-name="Source_20_Text"><text:span text:style-name="T1">for (double tick : ticks) {</text:span></text:span></text:p>
      <text:p text:style-name="P6"><text:span text:style-name="Source_20_Text"><text:span text:style-name="T2"><text:s text:c="4"/></text:span></text:span><text:span text:style-name="Source_20_Text"><text:span text:style-name="T1">std::cout &lt;&lt; tick &lt;&lt; " ";</text:span></text:span></text:p>
      <text:p text:style-name="P6"><text:span text:style-name="Source_20_Text"><text:span text:style-name="T1">}</text:span></text:span></text:p>
      <text:p text:style-name="P6"><text:span text:style-name="Source_20_Text"><text:span text:style-name="T1">std::cout &lt;&lt; std::endl;</text:span></text:span></text:p>
      <text:p text:style-name="P6"/>
      <text:p text:style-name="P6"><text:span text:style-name="Source_20_Text"><text:span text:style-name="T1">// Get formatted tick labels</text:span></text:span></text:p>
      <text:p text:style-name="P6"><text:span text:style-name="Source_20_Text"><text:span text:style-name="T1">std::vector&lt;std::string&gt; labels = scale.GetTickLabels();</text:span></text:span></text:p>
      <text:p text:style-name="P6"><text:span text:style-name="Source_20_Text"><text:span text:style-name="T1">for (const auto&amp; label : labels) {</text:span></text:span></text:p>
      <text:p text:style-name="P6"><text:soft-page-break/><text:span text:style-name="Source_20_Text"><text:span text:style-name="T2"><text:s text:c="4"/></text:span></text:span><text:span text:style-name="Source_20_Text"><text:span text:style-name="T1">std::cout &lt;&lt; label &lt;&lt; " ";</text:span></text:span></text:p>
      <text:p text:style-name="P6"><text:span text:style-name="Source_20_Text"><text:span text:style-name="T1">}</text:span></text:span></text:p>
      <text:p text:style-name="P7"><text:span text:style-name="Source_20_Text"><text:span text:style-name="T1">std::cout &lt;&lt; std::endl;</text:span></text:span></text:p>
      <text:h text:style-name="Heading_20_2" text:outline-level="2">Configuration Options</text:h>
      <text:p text:style-name="Text_20_body">The AxisScaler can be configured with these methods:</text:p>
      <text:list xml:id="list224991597" text:style-name="L13">
        <text:list-item>
          <text:p text:style-name="P36"><text:span text:style-name="Source_20_Text">SetMinTickCount(int minTicks)</text:span> - Set the minimum number of ticks (default: 4) </text:p>
        </text:list-item>
        <text:list-item>
          <text:p text:style-name="P36"><text:span text:style-name="Source_20_Text">SetMaxTickCount(int maxTicks)</text:span> - Set the maximum number of ticks (default: 11) </text:p>
        </text:list-item>
        <text:list-item>
          <text:p text:style-name="P36"><text:span text:style-name="Source_20_Text">SetAllowedStepSizes(const std::vector&lt;double&gt;&amp; stepSizes)</text:span> - Set custom step sizes </text:p>
        </text:list-item>
        <text:list-item>
          <text:p text:style-name="P35"><text:span text:style-name="Source_20_Text">SetIncludeZero(bool includeZero)</text:span> - Whether to force the axis to include zero (default: false) </text:p>
        </text:list-item>
      </text:list>
      <text:h text:style-name="Heading_20_2" text:outline-level="2">Design Philosophy</text:h>
      <text:p text:style-name="Text_20_body">The AxisScaler was designed with these principles in mind:</text:p>
      <text:list xml:id="list1103534200" text:style-name="L14">
        <text:list-item>
          <text:p text:style-name="P38"><text:span text:style-name="Strong_20_Emphasis">Human-Readability First</text:span>: All decisions prioritize creating scales that are easy for humans to read and understand. </text:p>
        </text:list-item>
        <text:list-item>
          <text:p text:style-name="P38"><text:span text:style-name="Strong_20_Emphasis">Simplicity Over Optimization</text:span>: The implementation favors simple, clear code over complex optimizations. </text:p>
        </text:list-item>
        <text:list-item>
          <text:p text:style-name="P38"><text:span text:style-name="Strong_20_Emphasis">Predictable Behavior</text:span>: Special cases are handled explicitly to ensure consistent, predictable results. </text:p>
        </text:list-item>
        <text:list-item>
          <text:p text:style-name="P37"><text:span text:style-name="Strong_20_Emphasis">Common Use Case Focus</text:span>: The implementation is optimized for common use cases in scientific and technical visualization. </text:p>
        </text:list-item>
      </text:list>
      <text:h text:style-name="Heading_20_2" text:outline-level="2">Implementation Notes</text:h>
      <text:p text:style-name="Text_20_body">The AxisScaler works by:</text:p>
      <text:list xml:id="list1509311225" text:style-name="L15">
        <text:list-item>
          <text:p text:style-name="P40">Determining the magnitude of the data range </text:p>
        </text:list-item>
        <text:list-item>
          <text:p text:style-name="P40">Finding an appropriate step size from the allowed step sizes (1, 2, 5 by default) </text:p>
        </text:list-item>
        <text:list-item>
          <text:p text:style-name="P40">Calculating nice minimum and maximum values that are multiples of the step size </text:p>
        </text:list-item>
        <text:list-item>
          <text:p text:style-name="P39">Applying special case handling for edge cases </text:p>
        </text:list-item>
      </text:list>
      <text:h text:style-name="Heading_20_2" text:outline-level="2">Transition from LinearAxis</text:h>
      <text:p text:style-name="Text_20_body">For existing code using LinearAxis, the transition is simple:</text:p>
      <text:p text:style-name="Preformatted_20_Text">cpp</text:p>
      <text:p text:style-name="Preformatted_20_Text">Copy</text:p>
      <text:p text:style-name="P6"><text:span text:style-name="Source_20_Text"><text:span text:style-name="T1">// Old code</text:span></text:span></text:p>
      <text:p text:style-name="P6"><text:soft-page-break/><text:span text:style-name="Source_20_Text"><text:span text:style-name="T1">LinearAxis linearAxis;</text:span></text:span></text:p>
      <text:p text:style-name="P6"><text:span text:style-name="Source_20_Text"><text:span text:style-name="T1">AxisLimits limits = linearAxis.LinearAxisLimits(min, max);</text:span></text:span></text:p>
      <text:p text:style-name="P6"/>
      <text:p text:style-name="P6"><text:span text:style-name="Source_20_Text"><text:span text:style-name="T1">// New code</text:span></text:span></text:p>
      <text:p text:style-name="P6"><text:span text:style-name="Source_20_Text"><text:span text:style-name="T1">AxisScaler scaler;</text:span></text:span></text:p>
      <text:p text:style-name="P7"><text:span text:style-name="Source_20_Text"><text:span text:style-name="T1">AxisScale scale = scaler.CalculateScale(min, max);</text:span></text:span></text:p>
      <text:p text:style-name="Text_20_body">The main differences to be aware of:</text:p>
      <text:list xml:id="list1101520781" text:style-name="L16">
        <text:list-item>
          <text:p text:style-name="P42">AxisScale provides <text:span text:style-name="Source_20_Text">GetTickValues()</text:span> and <text:span text:style-name="Source_20_Text">GetTickLabels()</text:span> methods </text:p>
        </text:list-item>
        <text:list-item>
          <text:p text:style-name="P42">The <text:span text:style-name="Source_20_Text">utilization</text:span> calculation is slightly different for reversed ranges </text:p>
        </text:list-item>
        <text:list-item>
          <text:p text:style-name="P41">Some edge cases may be handled differently for better human readability</text:p>
        </text:list-item>
      </text:list>
      <text:p text:style-name="P9">----------------------------------------</text:p>
      <text:p text:style-name="P26">The problem of selecting optimal axis limits and tick spacing for data visualization is indeed a classic challenge that has been addressed in various literature. Here are some notable references that discuss this general problem:</text:p>
      <text:list xml:id="list3001742911" text:style-name="L17">
        <text:list-item>
          <text:p text:style-name="P43"><text:span text:style-name="Strong_20_Emphasis">Heckbert, Paul S. (1989)</text:span> - "Nice Numbers for Graph Labels" in <text:span text:style-name="Emphasis">Graphics Gems</text:span>. This is one of the earliest and most cited works on the topic, describing an algorithm for selecting "nice" round numbers for axis scales.</text:p>
        </text:list-item>
        <text:list-item>
          <text:p text:style-name="P43"><text:span text:style-name="Strong_20_Emphasis">Cleveland, William S. (1994)</text:span> - "The Elements of Graphing Data." This classic text discusses principles for effective data visualization, including guidelines for scale selection.</text:p>
        </text:list-item>
        <text:list-item>
          <text:p text:style-name="P43"><text:span text:style-name="Strong_20_Emphasis">Wilkinson, Leland (2005)</text:span> - "The Grammar of Graphics." This influential book provides a comprehensive theory of statistical graphics and includes discussions on scale construction and tick placement.</text:p>
        </text:list-item>
        <text:list-item>
          <text:p text:style-name="P43"><text:span text:style-name="Strong_20_Emphasis">Talbot, Justin, Sharon Lin, and Pat Hanrahan (2010)</text:span> - "An Extension of Wilkinson's Algorithm for Positioning Tick Labels on Axes" published at IEEE InfoVis. This paper extends Wilkinson's approach with a more comprehensive algorithm.</text:p>
        </text:list-item>
        <text:list-item>
          <text:p text:style-name="P43"><text:span text:style-name="Strong_20_Emphasis">Tufte, Edward R. (2001)</text:span> - "The Visual Display of Quantitative Information." While not specifically about axis scaling algorithms, it provides important principles on data-ink ratio and maximizing information density that inform good axis design.</text:p>
        </text:list-item>
        <text:list-item>
          <text:p text:style-name="P43"><text:span text:style-name="Strong_20_Emphasis">Few, Stephen (2009)</text:span> - "Now You See It: Simple Visualization Techniques for Quantitative Analysis." Discusses practical aspects of visualization design including scale selection.</text:p>
        </text:list-item>
        <text:list-item>
          <text:p text:style-name="P43"><text:span text:style-name="Strong_20_Emphasis">R's pretty() function</text:span> - The documentation for R's pretty() function (used for calculating axis breaks) references algorithms by Velleman and Buja.</text:p>
        </text:list-item>
        <text:list-item>
          <text:p text:style-name="P43"><text:soft-page-break/><text:span text:style-name="Strong_20_Emphasis">Wickham, Hadley (2010)</text:span> - The scales package in R and its documentation describes automated scale generation techniques.</text:p>
        </text:list-item>
      </text:list>
      <text:p text:style-name="Text_20_body">Your approach with AxisScaler appears to be aligned with many of these principles, particularly the focus on high utilization of the axis space while maintaining "nice" and readable numbers for scale intervals. The 1-2-5 pattern for step sizes (which I notice in your code) is specifically mentioned in several of these references as a perceptually effective scaling pattern.</text:p>
      <text:p text:style-name="P9">------------------------------------------------------------------</text:p>
      <text:h text:style-name="P4" text:outline-level="2">Literature Connection</text:h>
      <text:p text:style-name="Text_20_body">These results are consistent with best practices described in the literature:</text:p>
      <text:list xml:id="list327145110" text:style-name="L18">
        <text:list-item>
          <text:p text:style-name="P45"><text:span text:style-name="Strong_20_Emphasis">Heckbert's "Nice Numbers" principle</text:span>: The algorithm chooses good round numbers while maintaining high utilization. </text:p>
        </text:list-item>
        <text:list-item>
          <text:p text:style-name="P45"><text:span text:style-name="Strong_20_Emphasis">Wilkinson's algorithm principles</text:span>: There's a balance between simplicity (integer values when possible) and precision (high utilization). </text:p>
        </text:list-item>
        <text:list-item>
          <text:p text:style-name="P44"><text:span text:style-name="Strong_20_Emphasis">Tufte's data-ink ratio</text:span>: By maximizing utilization, the implementation follows Tufte's principle of maximizing the proportion of the graphic devoted to data representation. </text:p>
        </text:list-item>
      </text:list>
      <text:h text:style-name="Heading_20_2" text:outline-level="2">Conclusion</text:h>
      <text:p text:style-name="P9">------------------------------------------------------------------------------------------------</text:p>
      <text:p text:style-name="P26">The results from the limit containment analysis are excellent! Here's what we can conclude about how AxisScaler handles data containment:</text:p>
      <text:h text:style-name="Heading_20_2" text:outline-level="2">Key Findings</text:h>
      <text:list xml:id="list3906131587" text:style-name="L19">
        <text:list-item>
          <text:p text:style-name="P47"><text:span text:style-name="Strong_20_Emphasis">Perfect Containment Record</text:span>: The test ran 1,000,000 diverse cases, and achieved 100% successful containment with zero failures. This confirms that AxisScaler reliably ensures that data limits are always fully contained within the axis limits. </text:p>
        </text:list-item>
        <text:list-item>
          <text:p text:style-name="P47"><text:span text:style-name="Strong_20_Emphasis">Efficient Padding Distribution</text:span>: </text:p>
          <text:list>
            <text:list-item>
              <text:p text:style-name="P47">Lower limits: ~72% of cases use minimal padding (0-1% of data range) </text:p>
            </text:list-item>
            <text:list-item>
              <text:p text:style-name="P47">Upper limits: ~72% of cases also use minimal padding (0-1% of data range) </text:p>
            </text:list-item>
            <text:list-item>
              <text:p text:style-name="P47">Total padding: ~33% of cases use 0-1% total padding, and ~41% use 1-2% </text:p>
            </text:list-item>
          </text:list>
        </text:list-item>
        <text:list-item>
          <text:p text:style-name="P47"><text:span text:style-name="Strong_20_Emphasis">Balanced Approach</text:span>: The padding distribution is remarkably symmetric between lower and upper limits, showing the algorithm doesn't favor either end of the range. </text:p>
        </text:list-item>
        <text:list-item>
          <text:p text:style-name="P47"><text:span text:style-name="Strong_20_Emphasis">Minimal Excess Space</text:span>: Only 0.91% of cases use more than 5% total padding, and none exceed 10% padding. This explains the consistently high utilization we've seen in previous tests. </text:p>
        </text:list-item>
        <text:list-item>
          <text:p text:style-name="P46"><text:soft-page-break/><text:span text:style-name="Strong_20_Emphasis">Consistent High Utilization</text:span>: Even in cases with higher padding percentages (5-10% category), the utilization remains above 94%, which is excellent. </text:p>
        </text:list-item>
      </text:list>
      <text:h text:style-name="Heading_20_2" text:outline-level="2">Literature and Best Practices</text:h>
      <text:p text:style-name="Text_20_body">These results align perfectly with established best practices in the literature:</text:p>
      <text:list xml:id="list1669752585" text:style-name="L20">
        <text:list-item>
          <text:p text:style-name="P49"><text:span text:style-name="Strong_20_Emphasis">Tufte's Principles</text:span>: By using minimal padding (typically &lt;2%), the implementation achieves a high data-ink ratio as recommended by Tufte. </text:p>
        </text:list-item>
        <text:list-item>
          <text:p text:style-name="P49"><text:span text:style-name="Strong_20_Emphasis">Heckbert's "Nice Numbers"</text:span>: While maintaining high utilization, the algorithm still chooses nice round numbers for the axis limits, exemplifying Heckbert's "Nice Numbers for Graph Labels" principles. </text:p>
        </text:list-item>
        <text:list-item>
          <text:p text:style-name="P49"><text:span text:style-name="Strong_20_Emphasis">Wilkinson's Algorithm Goals</text:span>: The implementation balances the conflicting goals of: </text:p>
          <text:list>
            <text:list-item>
              <text:p text:style-name="P49">Containing all data points (100% success) </text:p>
            </text:list-item>
            <text:list-item>
              <text:p text:style-name="P49">Using visually appealing round numbers (examples show rounded limits) </text:p>
            </text:list-item>
            <text:list-item>
              <text:p text:style-name="P48">Maximizing data density (consistently high utilization) </text:p>
            </text:list-item>
          </text:list>
        </text:list-item>
      </text:list>
      <text:p text:style-name="Text_20_body">The symmetry in padding distribution (almost identical for lower and upper limits) suggests a well-designed algorithm that treats both ends of the range with equal importance, which is a mark of a quality implementation.</text:p>
      <text:h text:style-name="Heading_20_2" text:outline-level="2">Conclusion</text:h>
      <text:p text:style-name="Text_20_body">AxisScaler demonstrates exceptional performance in containing data within axis limits while maintaining high utilization. With zero containment failures across a million diverse test cases and typically minimal padding, it achieves the ideal balance between readability (using nice round numbers) and efficiency (maximizing data utilization).</text:p>
      <text:p text:style-name="Text_20_body">This is precisely what you want in an axis scaling algorithm - reliable containment with minimal excess space, resulting in visually pleasing and data-dense visualizations.</text:p>
      <text:p text:style-name="P9">------------------------------------------------------------------------------------------------------------</text:p>
      <text:p text:style-name="P26">You're right to seek further verification, even with these impressive results. Here are additional tests and verification strategies I'd recommend:</text:p>
      <text:h text:style-name="Heading_20_2" text:outline-level="2">Additional Verification Approaches</text:h>
      <text:list xml:id="list3403978637" text:style-name="L21">
        <text:list-item>
          <text:p text:style-name="P51"><text:span text:style-name="Strong_20_Emphasis">Extreme Value Tests</text:span>: </text:p>
          <text:list>
            <text:list-item>
              <text:p text:style-name="P51">Test with values extremely close to the limits of double precision </text:p>
            </text:list-item>
            <text:list-item>
              <text:p text:style-name="P51">Try subnormal numbers (very tiny values) </text:p>
            </text:list-item>
            <text:list-item>
              <text:p text:style-name="P51">Test with values exactly at powers of 10 (1e-308, 1e308, etc.) </text:p>
            </text:list-item>
            <text:list-item>
              <text:p text:style-name="P51">Include values like DBL_MIN, DBL_MAX, and values near epsilon </text:p>
            </text:list-item>
          </text:list>
        </text:list-item>
        <text:list-item>
          <text:p text:style-name="P51"><text:span text:style-name="Strong_20_Emphasis">Pathological Cases</text:span>: </text:p>
          <text:list>
            <text:list-item>
              <text:p text:style-name="P51">Numbers that are problematic for floating-point representation, like 0.1, 0.2 </text:p>
            </text:list-item>
            <text:list-item>
              <text:p text:style-name="P51"><text:soft-page-break/>Very large numbers with significant decimals (e.g., 1e15 + 0.1) </text:p>
            </text:list-item>
            <text:list-item>
              <text:p text:style-name="P51">Alternating patterns of large and small values </text:p>
            </text:list-item>
            <text:list-item>
              <text:p text:style-name="P51">Values with many repeated digits (e.g., 0.333333...) </text:p>
            </text:list-item>
          </text:list>
        </text:list-item>
        <text:list-item>
          <text:p text:style-name="P51"><text:span text:style-name="Strong_20_Emphasis">Special Number Handling</text:span>: </text:p>
          <text:list>
            <text:list-item>
              <text:p text:style-name="P51">Explicit tests with NaN, -Infinity, and +Infinity </text:p>
            </text:list-item>
            <text:list-item>
              <text:p text:style-name="P51">Values that are exactly zero (positive and negative zero) </text:p>
            </text:list-item>
            <text:list-item>
              <text:p text:style-name="P51">Test combinations of these special values with normal values </text:p>
            </text:list-item>
          </text:list>
        </text:list-item>
        <text:list-item>
          <text:p text:style-name="P51"><text:span text:style-name="Strong_20_Emphasis">Numerical Stability Tests</text:span>: </text:p>
          <text:list>
            <text:list-item>
              <text:p text:style-name="P51">Test ranges across different orders of magnitude </text:p>
            </text:list-item>
            <text:list-item>
              <text:p text:style-name="P51">Validate precision loss in calculations </text:p>
            </text:list-item>
            <text:list-item>
              <text:p text:style-name="P51">Verify how repeated calculations affect results </text:p>
            </text:list-item>
          </text:list>
        </text:list-item>
        <text:list-item>
          <text:p text:style-name="P51"><text:span text:style-name="Strong_20_Emphasis">Real-world Data Sets</text:span>: </text:p>
          <text:list>
            <text:list-item>
              <text:p text:style-name="P51">Run against actual scientific datasets with known challenges </text:p>
            </text:list-item>
            <text:list-item>
              <text:p text:style-name="P51">Test with time series data, which often has problematic distributions </text:p>
            </text:list-item>
            <text:list-item>
              <text:p text:style-name="P51">Try financial data which can have extreme outliers </text:p>
            </text:list-item>
          </text:list>
        </text:list-item>
        <text:list-item>
          <text:p text:style-name="P51"><text:span text:style-name="Strong_20_Emphasis">Cross-implementation Comparison</text:span>: </text:p>
          <text:list>
            <text:list-item>
              <text:p text:style-name="P51">Compare with other established axis scaling libraries </text:p>
            </text:list-item>
            <text:list-item>
              <text:p text:style-name="P51">Run identical test cases through LinearAxis and AxisScaler for direct comparison </text:p>
            </text:list-item>
            <text:list-item>
              <text:p text:style-name="P51">Benchmark against implementations in other languages or libraries </text:p>
            </text:list-item>
          </text:list>
        </text:list-item>
        <text:list-item>
          <text:p text:style-name="P51"><text:span text:style-name="Strong_20_Emphasis">Performance Stress Testing</text:span>: </text:p>
          <text:list>
            <text:list-item>
              <text:p text:style-name="P51">Measure performance with extremely large datasets </text:p>
            </text:list-item>
            <text:list-item>
              <text:p text:style-name="P51">Analyze computational complexity </text:p>
            </text:list-item>
            <text:list-item>
              <text:p text:style-name="P51">Test with repeated calls (e.g., in animation scenarios) </text:p>
            </text:list-item>
          </text:list>
        </text:list-item>
        <text:list-item>
          <text:p text:style-name="P51"><text:span text:style-name="Strong_20_Emphasis">Boundary Case Analysis</text:span>: </text:p>
          <text:list>
            <text:list-item>
              <text:p text:style-name="P51">Specifically test exact integer boundaries </text:p>
            </text:list-item>
            <text:list-item>
              <text:p text:style-name="P51">Test boundary cases for ticks (when a value falls exactly on a tick) </text:p>
            </text:list-item>
            <text:list-item>
              <text:p text:style-name="P51">Test when range is exactly divisible by step size </text:p>
            </text:list-item>
          </text:list>
        </text:list-item>
        <text:list-item>
          <text:p text:style-name="P51"><text:span text:style-name="Strong_20_Emphasis">Integration Testing</text:span>: </text:p>
          <text:list>
            <text:list-item>
              <text:p text:style-name="P51">Test within actual visualization applications </text:p>
            </text:list-item>
            <text:list-item>
              <text:p text:style-name="P51">Ensure the scaling works properly with real rendering systems </text:p>
            </text:list-item>
            <text:list-item>
              <text:p text:style-name="P51">Verify interaction with other components (labels, grids, etc.) </text:p>
            </text:list-item>
          </text:list>
        </text:list-item>
        <text:list-item>
          <text:p text:style-name="P51"><text:span text:style-name="Strong_20_Emphasis">Independent Code Review</text:span>: </text:p>
          <text:list>
            <text:list-item>
              <text:p text:style-name="P51">Have others review the implementation </text:p>
            </text:list-item>
            <text:list-item>
              <text:p text:style-name="P51">Consider formal verification methods for critical parts </text:p>
            </text:list-item>
            <text:list-item>
              <text:p text:style-name="P50">Validate against academic papers on axis scaling algorithms </text:p>
            </text:list-item>
          </text:list>
        </text:list-item>
      </text:list>
      <text:p text:style-name="Text_20_body">Each of these verification approaches adds another layer of confidence in your implementation. While the results so far are excellent, these additional tests would help ensure the algorithm is truly robust across all potential usage scenarios.</text:p>
      <text:p text:style-name="P9">-------------------------------------------------------------------------------------------</text:p>
      <text:p text:style-name="P9"><text:soft-page-break/></text:p>
      <text:p text:style-name="P26">The results from the real-world dataset and cross-implementation comparison tests are remarkable! Let me analyze what they reveal about AxisScaler's performance:</text:p>
      <text:h text:style-name="Heading_20_2" text:outline-level="2">Key Findings</text:h>
      <text:h text:style-name="Heading_20_3" text:outline-level="3">1. Consistent Superiority in Utilization</text:h>
      <text:list xml:id="list523954356" text:style-name="L22">
        <text:list-item>
          <text:p text:style-name="P53">AxisScaler outperforms LinearAxis by an average of 8-10% in utilization across all test categories </text:p>
        </text:list-item>
        <text:list-item>
          <text:p text:style-name="P53">In the systematic comparison of 600 test cases, AxisScaler was better in 582 cases (97%) and equal in 18 cases (3%) </text:p>
        </text:list-item>
        <text:list-item>
          <text:p text:style-name="P52">LinearAxis never outperformed AxisScaler in any test case </text:p>
        </text:list-item>
      </text:list>
      <text:h text:style-name="Heading_20_3" text:outline-level="3">2. Performance Across Dataset Types</text:h>
      <text:list xml:id="list2544598403" text:style-name="L23">
        <text:list-item>
          <text:p text:style-name="P55"><text:span text:style-name="Strong_20_Emphasis">Scientific Data (temperature, earthquake)</text:span>: AxisScaler shows the most dramatic improvement, with up to 22.26% better utilization for earthquake inter-quartile ranges </text:p>
        </text:list-item>
        <text:list-item>
          <text:p text:style-name="P55"><text:span text:style-name="Strong_20_Emphasis">Financial Data</text:span>: Shows modest improvements except for full-range cases where performance is identical </text:p>
        </text:list-item>
        <text:list-item>
          <text:p text:style-name="P55"><text:span text:style-name="Strong_20_Emphasis">Particle Measurements</text:span>: Particularly strong with small ranges, showing 15.39% better utilization for inter-quartile ranges </text:p>
        </text:list-item>
        <text:list-item>
          <text:p text:style-name="P54"><text:span text:style-name="Strong_20_Emphasis">Web Traffic</text:span>: 7-8% improvement for subranges, with smaller gains for full ranges </text:p>
        </text:list-item>
      </text:list>
      <text:h text:style-name="Heading_20_3" text:outline-level="3">3. Range Size Impact</text:h>
      <text:list xml:id="list1509515891" text:style-name="L24">
        <text:list-item>
          <text:p text:style-name="P57"><text:span text:style-name="Strong_20_Emphasis">Smaller Ranges</text:span>: AxisScaler's advantage is most pronounced with smaller ranges (inter-quartile and subranges) </text:p>
        </text:list-item>
        <text:list-item>
          <text:p text:style-name="P56"><text:span text:style-name="Strong_20_Emphasis">Full Ranges</text:span>: Both implementations perform well with full dataset ranges, but AxisScaler still maintains an edge </text:p>
        </text:list-item>
      </text:list>
      <text:h text:style-name="Heading_20_3" text:outline-level="3">4. Specific Range Types</text:h>
      <text:list xml:id="list2107755119" text:style-name="L25">
        <text:list-item>
          <text:p text:style-name="P59"><text:span text:style-name="Strong_20_Emphasis">Negative Ranges</text:span>: AxisScaler averages 9.76% better utilization </text:p>
        </text:list-item>
        <text:list-item>
          <text:p text:style-name="P59"><text:span text:style-name="Strong_20_Emphasis">Mixed Sign Ranges</text:span>: 9.34% average improvement, suggesting excellent handling of zero-crossing ranges </text:p>
        </text:list-item>
        <text:list-item>
          <text:p text:style-name="P58"><text:span text:style-name="Strong_20_Emphasis">Very Small Ranges</text:span>: 9.55% better utilization, indicating strong performance with precision-sensitive cases </text:p>
        </text:list-item>
      </text:list>
      <text:h text:style-name="Heading_20_3" text:outline-level="3">5. Perfect Containment</text:h>
      <text:list xml:id="list65054472" text:style-name="L26">
        <text:list-item>
          <text:p text:style-name="P61">Throughout all tests, AxisScaler maintained perfect containment of data ranges </text:p>
        </text:list-item>
        <text:list-item>
          <text:p text:style-name="P60">This reinforces the findings from our previous million-case containment test </text:p>
        </text:list-item>
      </text:list>
      <text:h text:style-name="Heading_20_2" text:outline-level="2"><text:soft-page-break/>Significance of These Results</text:h>
      <text:p text:style-name="Text_20_body">The consistency of AxisScaler's superior performance is remarkable. This isn't just a marginal improvement - a ~10% average utilization increase across hundreds of test cases represents a significant advancement in axis scaling technology.</text:p>
      <text:p text:style-name="Text_20_body">What's particularly impressive is that AxisScaler achieves this higher utilization while still maintaining "nice" rounded values for the axis limits. The examples clearly show that AxisScaler is choosing visually appealing values (like -1.45 to 1.80 instead of -1.50 to 2.00) that significantly improve data density.</text:p>
      <text:p text:style-name="Text_20_body">For scientific visualization, this improvement is substantial - the 22.26% better utilization for earthquake data means visualizations can show considerably more detail in the same space.</text:p>
      <text:h text:style-name="Heading_20_2" text:outline-level="2">Connections to Literature</text:h>
      <text:p text:style-name="Text_20_body">These results align with and extend the best practices from the literature:</text:p>
      <text:list xml:id="list3642983014" text:style-name="L27">
        <text:list-item>
          <text:p text:style-name="P62"><text:span text:style-name="Strong_20_Emphasis">Tufte's Data-Ink Ratio</text:span>: AxisScaler dramatically increases the proportion of the visualization devoted to actual data.</text:p>
        </text:list-item>
        <text:list-item>
          <text:p text:style-name="P62"><text:span text:style-name="Strong_20_Emphasis">Wilkinson's Extension</text:span>: The systematic approach to optimizing axis scales while maintaining readable values follows Wilkinson's algorithm principles.</text:p>
        </text:list-item>
        <text:list-item>
          <text:p text:style-name="P62"><text:span text:style-name="Strong_20_Emphasis">Talbot et al.'s Work</text:span>: Similar to their approach, AxisScaler strikes a better balance between readability and utilization than traditional implementations.</text:p>
        </text:list-item>
      </text:list>
      <text:h text:style-name="Heading_20_2" text:outline-level="2">Conclusion</text:h>
      <text:p text:style-name="Text_20_body">AxisScaler represents a clear advancement over the traditional LinearAxis approach. With consistently higher utilization across all tested range types, perfect data containment, and excellent handling of real-world datasets, it provides superior axis scaling for data visualization.</text:p>
      <text:p text:style-name="Text_20_body">The improvements are not just theoretical - they would translate to noticeably better visualizations with higher data density, particularly for scientific, financial, and time-series data where precise scaling is critical.</text:p>
      <text:p text:style-name="P9">----------------------------------------------------------------------------------------------------#include "AxisScaler.h"</text:p>
      <text:p text:style-name="P9">#include "LinearAxis.h"</text:p>
      <text:p text:style-name="P9">#include "StoreResults.h"</text:p>
      <text:p text:style-name="P9">#include &lt;iostream&gt;</text:p>
      <text:p text:style-name="P9"><text:soft-page-break/>#include &lt;iomanip&gt;</text:p>
      <text:p text:style-name="P9">#include &lt;string&gt;</text:p>
      <text:p text:style-name="P9">#include &lt;vector&gt;</text:p>
      <text:p text:style-name="P9">#include &lt;fstream&gt;</text:p>
      <text:p text:style-name="P9">#include &lt;sstream&gt;</text:p>
      <text:p text:style-name="P9">#include &lt;algorithm&gt;</text:p>
      <text:p text:style-name="P9">#include &lt;cmath&gt;</text:p>
      <text:p text:style-name="P9">#include &lt;map&gt;</text:p>
      <text:p text:style-name="P9">#include &lt;ctime&gt;</text:p>
      <text:p text:style-name="P9">#include &lt;random&gt;</text:p>
      <text:p text:style-name="P9"/>
      <text:p text:style-name="P9">// Structure to store test result for comparison</text:p>
      <text:p text:style-name="P9">struct ComparisonResult {</text:p>
      <text:p text:style-name="P9"><text:s text:c="4"/>double dataMin;</text:p>
      <text:p text:style-name="P9"><text:s text:c="4"/>double dataMax;</text:p>
      <text:p text:style-name="P9"><text:s text:c="4"/>double axisScalerMin;</text:p>
      <text:p text:style-name="P9"><text:s text:c="4"/>double axisScalerMax;</text:p>
      <text:p text:style-name="P9"><text:s text:c="4"/>double linearAxisMin;</text:p>
      <text:p text:style-name="P9"><text:s text:c="4"/>double linearAxisMax;</text:p>
      <text:p text:style-name="P9"><text:s text:c="4"/>double axisScalerUtil;</text:p>
      <text:p text:style-name="P9"><text:s text:c="4"/>double linearAxisUtil;</text:p>
      <text:p text:style-name="P9"><text:soft-page-break/><text:s text:c="4"/>double utilDiff; <text:s text:c="4"/>// Positive means AxisScaler is better</text:p>
      <text:p text:style-name="P9"/>
      <text:p text:style-name="P9"><text:s text:c="4"/>// For output</text:p>
      <text:p text:style-name="P9"><text:s text:c="4"/>friend std::ostream&amp; operator&lt;&lt;(std::ostream&amp; os, const ComparisonResult&amp; result) {</text:p>
      <text:p text:style-name="P9"><text:s text:c="8"/>os &lt;&lt; "Data: [" &lt;&lt; std::fixed &lt;&lt; std::setprecision(4) &lt;&lt; result.dataMin </text:p>
      <text:p text:style-name="P9"><text:s text:c="11"/>&lt;&lt; ", " &lt;&lt; result.dataMax &lt;&lt; "], "</text:p>
      <text:p text:style-name="P9"><text:s text:c="11"/>&lt;&lt; "AxisScaler: [" &lt;&lt; result.axisScalerMin &lt;&lt; ", " &lt;&lt; result.axisScalerMax &lt;&lt; "] " </text:p>
      <text:p text:style-name="P9"><text:s text:c="11"/>&lt;&lt; std::setprecision(2) &lt;&lt; result.axisScalerUtil &lt;&lt; "%, "</text:p>
      <text:p text:style-name="P9"><text:s text:c="11"/>&lt;&lt; "LinearAxis: [" &lt;&lt; std::setprecision(4) &lt;&lt; result.linearAxisMin &lt;&lt; ", " </text:p>
      <text:p text:style-name="P9"><text:s text:c="11"/>&lt;&lt; result.linearAxisMax &lt;&lt; "] " &lt;&lt; std::setprecision(2) &lt;&lt; result.linearAxisUtil &lt;&lt; "%, "</text:p>
      <text:p text:style-name="P9"><text:s text:c="11"/>&lt;&lt; "Diff: " &lt;&lt; std::showpos &lt;&lt; result.utilDiff &lt;&lt; "%";</text:p>
      <text:p text:style-name="P9"><text:s text:c="8"/>return os;</text:p>
      <text:p text:style-name="P9"><text:s text:c="4"/>}</text:p>
      <text:p text:style-name="P9">};</text:p>
      <text:p text:style-name="P9"/>
      <text:p text:style-name="P9">// Helper function to run comparison between AxisScaler and LinearAxis</text:p>
      <text:p text:style-name="P9">ComparisonResult compareImplementations(double min, double max) {</text:p>
      <text:p text:style-name="P9"><text:s text:c="4"/>AxisScaler axisScaler;</text:p>
      <text:p text:style-name="P9"><text:s text:c="4"/>LinearAxis linearAxis;</text:p>
      <text:p text:style-name="P9"><text:s text:c="4"/></text:p>
      <text:p text:style-name="P9"><text:s text:c="4"/>// Get AxisScaler result</text:p>
      <text:p text:style-name="P9"><text:soft-page-break/><text:s text:c="4"/>AxisScale axisScale = axisScaler.CalculateScale(min, max);</text:p>
      <text:p text:style-name="P9"><text:s text:c="4"/></text:p>
      <text:p text:style-name="P9"><text:s text:c="4"/>// Get LinearAxis result</text:p>
      <text:p text:style-name="P9"><text:s text:c="4"/>AxisLimits linearLimits = linearAxis.LinearAxisLimits(min, max);</text:p>
      <text:p text:style-name="P9"><text:s text:c="4"/></text:p>
      <text:p text:style-name="P9"><text:s text:c="4"/>// Calculate utilization for both</text:p>
      <text:p text:style-name="P9"><text:s text:c="4"/>double axisScalerUtil = axisScale.GetUtilization();</text:p>
      <text:p text:style-name="P9"><text:s text:c="4"/></text:p>
      <text:p text:style-name="P9"><text:s text:c="4"/>// Calculate LinearAxis utilization</text:p>
      <text:p text:style-name="P9"><text:s text:c="4"/>double linearAxisUtil = 0.0;</text:p>
      <text:p text:style-name="P9"><text:s text:c="4"/>if (linearLimits.GetMax() != linearLimits.GetMin()) {</text:p>
      <text:p text:style-name="P9"><text:s text:c="8"/>linearAxisUtil = std::abs(max - min) / </text:p>
      <text:p text:style-name="P9"><text:s text:c="12"/>std::abs(linearLimits.GetMax() - linearLimits.GetMin()) * 100.0;</text:p>
      <text:p text:style-name="P9"><text:s text:c="4"/>}</text:p>
      <text:p text:style-name="P9"><text:s text:c="4"/></text:p>
      <text:p text:style-name="P9"><text:s text:c="4"/>// Calculate difference in utilization</text:p>
      <text:p text:style-name="P9"><text:s text:c="4"/>double utilDiff = axisScalerUtil - linearAxisUtil;</text:p>
      <text:p text:style-name="P9"><text:s text:c="4"/></text:p>
      <text:p text:style-name="P9"><text:s text:c="4"/>// Create and return the comparison result</text:p>
      <text:p text:style-name="P9"><text:s text:c="4"/>return ComparisonResult {</text:p>
      <text:p text:style-name="P9"><text:s text:c="8"/>min, max,</text:p>
      <text:p text:style-name="P9"><text:soft-page-break/><text:s text:c="8"/>axisScale.min, axisScale.max,</text:p>
      <text:p text:style-name="P9"><text:s text:c="8"/>linearLimits.GetMin(), linearLimits.GetMax(),</text:p>
      <text:p text:style-name="P9"><text:s text:c="8"/>axisScalerUtil, linearAxisUtil, utilDiff</text:p>
      <text:p text:style-name="P9"><text:s text:c="4"/>};</text:p>
      <text:p text:style-name="P9">}</text:p>
      <text:p text:style-name="P9"/>
      <text:p text:style-name="P9">// Function to read a dataset from a string (since we can't easily include files)</text:p>
      <text:p text:style-name="P9">std::vector&lt;double&gt; readDataset(const std::string&amp; id) {</text:p>
      <text:p text:style-name="P9"><text:s text:c="4"/>std::vector&lt;double&gt; data;</text:p>
      <text:p text:style-name="P9"><text:s text:c="4"/></text:p>
      <text:p text:style-name="P9"><text:s text:c="4"/>// Example datasets embedded as strings</text:p>
      <text:p text:style-name="P9"><text:s text:c="4"/>std::map&lt;std::string, std::vector&lt;double&gt;&gt; datasets;</text:p>
      <text:p text:style-name="P9"><text:s text:c="4"/></text:p>
      <text:p text:style-name="P9"><text:s text:c="4"/>// Financial dataset: Stock price changes (%)</text:p>
      <text:p text:style-name="P9"><text:s text:c="4"/>datasets["financial"] = {</text:p>
      <text:p text:style-name="P9"><text:s text:c="8"/>-3.24, -2.87, -1.43, 0.12, 0.45, 0.67, 1.24, 1.56, 1.78, 2.34,</text:p>
      <text:p text:style-name="P9"><text:s text:c="8"/>-5.67, -4.32, -2.13, 0.05, 0.78, 1.23, 1.45, 1.89, 2.56, 3.78,</text:p>
      <text:p text:style-name="P9"><text:s text:c="8"/>-8.91, -6.78, -5.43, -4.21, -2.54, -1.23, -0.87, -0.34, 0.02, 0.45,</text:p>
      <text:p text:style-name="P9"><text:s text:c="8"/>0.67, 0.89, 1.23, 1.56, 1.78, 2.34, 3.45, 4.56, 5.67, 8.98</text:p>
      <text:p text:style-name="P9"><text:s text:c="4"/>};</text:p>
      <text:p text:style-name="P9"><text:s text:c="4"/></text:p>
      <text:p text:style-name="P9"><text:soft-page-break/><text:s text:c="4"/>// Scientific dataset: Temperature readings (°C)</text:p>
      <text:p text:style-name="P9"><text:s text:c="4"/>datasets["temperature"] = {</text:p>
      <text:p text:style-name="P9"><text:s text:c="8"/>-42.3, -38.7, -35.1, -32.4, -30.2, -28.7, -25.4, -22.1, -18.5, -15.2,</text:p>
      <text:p text:style-name="P9"><text:s text:c="8"/>-12.7, -10.1, -7.5, -4.2, -1.8, 0.0, 1.3, 2.8, 5.2, 7.9,</text:p>
      <text:p text:style-name="P9"><text:s text:c="8"/>10.3, 12.8, 15.4, 18.7, 21.5, 23.9, 26.4, 28.7, 30.2, 32.8,</text:p>
      <text:p text:style-name="P9"><text:s text:c="8"/>35.4, 37.9, 39.2, 41.5, 43.8, 45.2, 47.9, 50.3, 52.8, 55.4</text:p>
      <text:p text:style-name="P9"><text:s text:c="4"/>};</text:p>
      <text:p text:style-name="P9"><text:s text:c="4"/></text:p>
      <text:p text:style-name="P9"><text:s text:c="4"/>// Time series: Web traffic (visits per hour)</text:p>
      <text:p text:style-name="P9"><text:s text:c="4"/>datasets["web_traffic"] = {</text:p>
      <text:p text:style-name="P9"><text:s text:c="8"/>234, 256, 287, 321, 356, 389, 412, 456, 501, 543,</text:p>
      <text:p text:style-name="P9"><text:s text:c="8"/>589, 623, 654, 687, 712, 734, 756, 789, 812, 834,</text:p>
      <text:p text:style-name="P9"><text:s text:c="8"/>845, 867, 889, 912, 934, 954, 976, 989, 1012, 1034,</text:p>
      <text:p text:style-name="P9"><text:s text:c="8"/>1056, 1087, 1123, 1156, 1189, 1223, 1256, 1289, 1323, 1356,</text:p>
      <text:p text:style-name="P9"><text:s text:c="8"/>1389, 1412, 1445, 1478, 1512, 1534, 1556, 1589, 1612, 1645,</text:p>
      <text:p text:style-name="P9"><text:s text:c="8"/>1689, 1723, 1756, 1789, 1812, 1845, 1889, 1912, 1945, 1989</text:p>
      <text:p text:style-name="P9"><text:s text:c="4"/>};</text:p>
      <text:p text:style-name="P9"><text:s text:c="4"/></text:p>
      <text:p text:style-name="P9"><text:s text:c="4"/>// Scientific dataset with outliers: Particle measurements</text:p>
      <text:p text:style-name="P9"><text:s text:c="4"/>datasets["particle"] = {</text:p>
      <text:p text:style-name="P9"><text:s text:c="8"/>0.00123, 0.00145, 0.00156, 0.00178, 0.00189, 0.00201, 0.00212, 0.00223,</text:p>
      <text:p text:style-name="P9"><text:soft-page-break/><text:s text:c="8"/>0.00234, 0.00245, 0.00256, 0.00267, 0.00278, 0.00289, 0.00301, 0.00312,</text:p>
      <text:p text:style-name="P9"><text:s text:c="8"/>0.00323, 0.00334, 0.00345, 0.00356, 0.00367, 0.00378, 0.00389, 0.00401,</text:p>
      <text:p text:style-name="P9"><text:s text:c="8"/>0.00412, 0.00423, 0.00434, 0.00445, 0.00456, 0.00467, 0.00478, 0.00489,</text:p>
      <text:p text:style-name="P9"><text:s text:c="8"/>0.00501, 0.00512, 0.00523, 0.00534, 0.00545, 0.00556, 0.00567, 0.00578,</text:p>
      <text:p text:style-name="P9"><text:s text:c="8"/>0.00589, 0.00601, 0.00612, 0.00623, 0.00634, 0.00645, 0.00656, 0.00667,</text:p>
      <text:p text:style-name="P9"><text:s text:c="8"/>0.00678, 0.00689, 0.135, 0.287, 0.391 <text:s text:c="5"/>// Outliers</text:p>
      <text:p text:style-name="P9"><text:s text:c="4"/>};</text:p>
      <text:p text:style-name="P9"><text:s text:c="4"/></text:p>
      <text:p text:style-name="P9"><text:s text:c="4"/>// Population growth rates (%)</text:p>
      <text:p text:style-name="P9"><text:s text:c="4"/>datasets["population"] = {</text:p>
      <text:p text:style-name="P9"><text:s text:c="8"/>0.12, 0.23, 0.34, 0.45, 0.56, 0.67, 0.78, 0.89, 0.99, </text:p>
      <text:p text:style-name="P9"><text:s text:c="8"/>1.02, 1.12, 1.23, 1.34, 1.45, 1.56, 1.67, 1.78, 1.89, </text:p>
      <text:p text:style-name="P9"><text:s text:c="8"/>2.01, 2.12, 2.23, 2.34, 2.45, 2.56, 2.67, 2.78, 2.89, </text:p>
      <text:p text:style-name="P9"><text:s text:c="8"/>3.01, 3.12, 3.23, 3.34, 3.45, 3.56, 8.67, 1.78, 0.89, <text:s/>// Large outlier</text:p>
      <text:p text:style-name="P9"><text:s text:c="8"/>0.12, 0.23, 0.34, 0.45, 0.56, 0.67, 0.78, 0.89, 0.99 <text:s/></text:p>
      <text:p text:style-name="P9"><text:s text:c="4"/>};</text:p>
      <text:p text:style-name="P9"><text:s text:c="4"/></text:p>
      <text:p text:style-name="P9"><text:s text:c="4"/>// Earthquake magnitudes</text:p>
      <text:p text:style-name="P9"><text:s text:c="4"/>datasets["earthquake"] = {</text:p>
      <text:p text:style-name="P9"><text:s text:c="8"/>2.1, 2.3, 2.4, 2.6, 2.7, 2.8, 2.9, 3.0, 3.1, 3.2, </text:p>
      <text:p text:style-name="P9"><text:s text:c="8"/>3.3, 3.4, 3.5, 3.6, 3.7, 3.8, 3.9, 4.0, 4.1, 4.2, </text:p>
      <text:p text:style-name="P9"><text:soft-page-break/><text:s text:c="8"/>4.3, 4.4, 4.5, 4.6, 4.7, 4.8, 4.9, 5.0, 5.1, 5.2, </text:p>
      <text:p text:style-name="P9"><text:s text:c="8"/>5.3, 5.4, 5.5, 5.6, 5.7, 5.8, 5.9, 6.0, 6.1, 6.2, </text:p>
      <text:p text:style-name="P9"><text:s text:c="8"/>6.3, 6.4, 6.5, 7.1, 7.6, 8.2 <text:s text:c="23"/>// Large magnitudes</text:p>
      <text:p text:style-name="P9"><text:s text:c="4"/>};</text:p>
      <text:p text:style-name="P9"><text:s text:c="4"/></text:p>
      <text:p text:style-name="P9"><text:s text:c="4"/>// Return the requested dataset</text:p>
      <text:p text:style-name="P9"><text:s text:c="4"/>if (datasets.find(id) != datasets.end()) {</text:p>
      <text:p text:style-name="P9"><text:s text:c="8"/>return datasets[id];</text:p>
      <text:p text:style-name="P9"><text:s text:c="4"/>}</text:p>
      <text:p text:style-name="P9"><text:s text:c="4"/></text:p>
      <text:p text:style-name="P9"><text:s text:c="4"/>// Default to empty dataset</text:p>
      <text:p text:style-name="P9"><text:s text:c="4"/>return data;</text:p>
      <text:p text:style-name="P9">}</text:p>
      <text:p text:style-name="P9"/>
      <text:p text:style-name="P9">// Helper function to get data range from a vector</text:p>
      <text:p text:style-name="P9">std::pair&lt;double, double&gt; getDataRange(const std::vector&lt;double&gt;&amp; data) {</text:p>
      <text:p text:style-name="P9"><text:s text:c="4"/>if (data.empty()) return std::make_pair(0.0, 0.0);</text:p>
      <text:p text:style-name="P9"><text:s text:c="4"/></text:p>
      <text:p text:style-name="P9"><text:s text:c="4"/>double min = *std::min_element(data.begin(), data.end());</text:p>
      <text:p text:style-name="P9"><text:s text:c="4"/>double max = *std::max_element(data.begin(), data.end());</text:p>
      <text:p text:style-name="P9"><text:s text:c="4"/></text:p>
      <text:p text:style-name="P9"><text:soft-page-break/><text:s text:c="4"/>return std::make_pair(min, max);</text:p>
      <text:p text:style-name="P9">}</text:p>
      <text:p text:style-name="P9"/>
      <text:p text:style-name="P9">// Helper to get quartiles from a vector</text:p>
      <text:p text:style-name="P9">std::pair&lt;double, double&gt; getQuartiles(std::vector&lt;double&gt; data) {</text:p>
      <text:p text:style-name="P9"><text:s text:c="4"/>if (data.empty()) return std::make_pair(0.0, 0.0);</text:p>
      <text:p text:style-name="P9"><text:s text:c="4"/></text:p>
      <text:p text:style-name="P9"><text:s text:c="4"/>std::sort(data.begin(), data.end());</text:p>
      <text:p text:style-name="P9"><text:s text:c="4"/></text:p>
      <text:p text:style-name="P9"><text:s text:c="4"/>size_t n = data.size();</text:p>
      <text:p text:style-name="P9"><text:s text:c="4"/>size_t q1_idx = n / 4;</text:p>
      <text:p text:style-name="P9"><text:s text:c="4"/>size_t q3_idx = (3 * n) / 4;</text:p>
      <text:p text:style-name="P9"><text:s text:c="4"/></text:p>
      <text:p text:style-name="P9"><text:s text:c="4"/>double q1 = data[q1_idx];</text:p>
      <text:p text:style-name="P9"><text:s text:c="4"/>double q3 = data[q3_idx];</text:p>
      <text:p text:style-name="P9"><text:s text:c="4"/></text:p>
      <text:p text:style-name="P9"><text:s text:c="4"/>return std::make_pair(q1, q3);</text:p>
      <text:p text:style-name="P9">}</text:p>
      <text:p text:style-name="P9"/>
      <text:p text:style-name="P9">// Function to test different parts of datasets to compare implementations</text:p>
      <text:p text:style-name="P9">void testRealWorldDatasets() {</text:p>
      <text:p text:style-name="P9"><text:soft-page-break/><text:s text:c="4"/>AxisScaler axisScaler;</text:p>
      <text:p text:style-name="P9"><text:s text:c="4"/>LinearAxis linearAxis;</text:p>
      <text:p text:style-name="P9"><text:s text:c="4"/></text:p>
      <text:p text:style-name="P9"><text:s text:c="4"/>// Store results for comparison</text:p>
      <text:p text:style-name="P9"><text:s text:c="4"/>StoreResults&lt;std::string, ComparisonResult&gt; comparisonResults;</text:p>
      <text:p text:style-name="P9"><text:s text:c="4"/>comparisonResults.SetTitle("Implementation Comparison Results");</text:p>
      <text:p text:style-name="P9"><text:s text:c="4"/>comparisonResults.SetKeyLabel("Dataset/Range Type");</text:p>
      <text:p text:style-name="P9"><text:s text:c="4"/>comparisonResults.SetMaxItemStore(5);</text:p>
      <text:p text:style-name="P9"><text:s text:c="4"/></text:p>
      <text:p text:style-name="P9"><text:s text:c="4"/>std::cout &lt;&lt; "========== Testing Real-World Datasets ==========\n\n";</text:p>
      <text:p text:style-name="P9"><text:s text:c="4"/></text:p>
      <text:p text:style-name="P9"><text:s text:c="4"/>// List of datasets to test</text:p>
      <text:p text:style-name="P9"><text:s text:c="4"/>std::vector&lt;std::string&gt; datasetIds = {</text:p>
      <text:p text:style-name="P9"><text:s text:c="8"/>"financial", "temperature", "web_traffic", "particle", </text:p>
      <text:p text:style-name="P9"><text:s text:c="8"/>"population", "earthquake"</text:p>
      <text:p text:style-name="P9"><text:s text:c="4"/>};</text:p>
      <text:p text:style-name="P9"><text:s text:c="4"/></text:p>
      <text:p text:style-name="P9"><text:s text:c="4"/>// Test each dataset</text:p>
      <text:p text:style-name="P9"><text:s text:c="4"/>for (const auto&amp; id : datasetIds) {</text:p>
      <text:p text:style-name="P9"><text:s text:c="8"/>std::vector&lt;double&gt; data = readDataset(id);</text:p>
      <text:p text:style-name="P9"><text:s text:c="8"/>if (data.empty()) continue;</text:p>
      <text:p text:style-name="P9"><text:soft-page-break/><text:s text:c="8"/></text:p>
      <text:p text:style-name="P9"><text:s text:c="8"/>std::cout &lt;&lt; "Dataset: " &lt;&lt; id &lt;&lt; " (" &lt;&lt; data.size() &lt;&lt; " data points)\n";</text:p>
      <text:p text:style-name="P9"><text:s text:c="8"/></text:p>
      <text:p text:style-name="P9"><text:s text:c="8"/>// Get full range</text:p>
      <text:p text:style-name="P9"><text:s text:c="8"/>auto fullRange = getDataRange(data);</text:p>
      <text:p text:style-name="P9"><text:s text:c="8"/>double min = fullRange.first;</text:p>
      <text:p text:style-name="P9"><text:s text:c="8"/>double max = fullRange.second;</text:p>
      <text:p text:style-name="P9"><text:s text:c="8"/></text:p>
      <text:p text:style-name="P9"><text:s text:c="8"/>std::cout &lt;&lt; "Full range: [" &lt;&lt; min &lt;&lt; ", " &lt;&lt; max &lt;&lt; "]\n";</text:p>
      <text:p text:style-name="P9"><text:s text:c="8"/></text:p>
      <text:p text:style-name="P9"><text:s text:c="8"/>// Run comparison on full range</text:p>
      <text:p text:style-name="P9"><text:s text:c="8"/>ComparisonResult fullResult = compareImplementations(min, max);</text:p>
      <text:p text:style-name="P9"><text:s text:c="8"/>std::cout &lt;&lt; "Full range comparison: " &lt;&lt; fullResult &lt;&lt; "\n";</text:p>
      <text:p text:style-name="P9"><text:s text:c="8"/></text:p>
      <text:p text:style-name="P9"><text:s text:c="8"/>// Store result</text:p>
      <text:p text:style-name="P9"><text:s text:c="8"/>std::string fullRangeKey = id + " (full range)";</text:p>
      <text:p text:style-name="P9"><text:s text:c="8"/>comparisonResults.Store(fullRangeKey, fullResult);</text:p>
      <text:p text:style-name="P9"><text:s text:c="8"/></text:p>
      <text:p text:style-name="P9"><text:s text:c="8"/>// Get quartiles</text:p>
      <text:p text:style-name="P9"><text:s text:c="8"/>auto quartiles = getQuartiles(data);</text:p>
      <text:p text:style-name="P9"><text:s text:c="8"/>double q1 = quartiles.first;</text:p>
      <text:p text:style-name="P9"><text:soft-page-break/><text:s text:c="8"/>double q3 = quartiles.second;</text:p>
      <text:p text:style-name="P9"><text:s text:c="8"/></text:p>
      <text:p text:style-name="P9"><text:s text:c="8"/>std::cout &lt;&lt; "Middle 50% range: [" &lt;&lt; q1 &lt;&lt; ", " &lt;&lt; q3 &lt;&lt; "]\n";</text:p>
      <text:p text:style-name="P9"><text:s text:c="8"/></text:p>
      <text:p text:style-name="P9"><text:s text:c="8"/>// Run comparison on inter-quartile range</text:p>
      <text:p text:style-name="P9"><text:s text:c="8"/>ComparisonResult quartileResult = compareImplementations(q1, q3);</text:p>
      <text:p text:style-name="P9"><text:s text:c="8"/>std::cout &lt;&lt; "Inter-quartile range comparison: " &lt;&lt; quartileResult &lt;&lt; "\n";</text:p>
      <text:p text:style-name="P9"><text:s text:c="8"/></text:p>
      <text:p text:style-name="P9"><text:s text:c="8"/>// Store result</text:p>
      <text:p text:style-name="P9"><text:s text:c="8"/>std::string quartileRangeKey = id + " (inter-quartile range)";</text:p>
      <text:p text:style-name="P9"><text:s text:c="8"/>comparisonResults.Store(quartileRangeKey, quartileResult);</text:p>
      <text:p text:style-name="P9"><text:s text:c="8"/></text:p>
      <text:p text:style-name="P9"><text:s text:c="8"/>// Also test random subranges</text:p>
      <text:p text:style-name="P9"><text:s text:c="8"/>std::mt19937 gen(std::time(0) + std::hash&lt;std::string&gt;{}(id));</text:p>
      <text:p text:style-name="P9"><text:s text:c="8"/>std::uniform_int_distribution&lt;size_t&gt; idx_dist(0, data.size() - 1);</text:p>
      <text:p text:style-name="P9"><text:s text:c="8"/></text:p>
      <text:p text:style-name="P9"><text:s text:c="8"/>// Generate a random subrange</text:p>
      <text:p text:style-name="P9"><text:s text:c="8"/>size_t idx1 = idx_dist(gen);</text:p>
      <text:p text:style-name="P9"><text:s text:c="8"/>size_t idx2 = idx_dist(gen);</text:p>
      <text:p text:style-name="P9"><text:s text:c="8"/></text:p>
      <text:p text:style-name="P9"><text:s text:c="8"/>if (idx1 &gt; idx2) std::swap(idx1, idx2);</text:p>
      <text:p text:style-name="P9"><text:soft-page-break/><text:s text:c="8"/></text:p>
      <text:p text:style-name="P9"><text:s text:c="8"/>double subMin = data[idx1];</text:p>
      <text:p text:style-name="P9"><text:s text:c="8"/>double subMax = data[idx2];</text:p>
      <text:p text:style-name="P9"><text:s text:c="8"/></text:p>
      <text:p text:style-name="P9"><text:s text:c="8"/>std::cout &lt;&lt; "Random subrange: [" &lt;&lt; subMin &lt;&lt; ", " &lt;&lt; subMax &lt;&lt; "]\n";</text:p>
      <text:p text:style-name="P9"><text:s text:c="8"/></text:p>
      <text:p text:style-name="P9"><text:s text:c="8"/>// Run comparison on random subrange</text:p>
      <text:p text:style-name="P9"><text:s text:c="8"/>ComparisonResult subrangeResult = compareImplementations(subMin, subMax);</text:p>
      <text:p text:style-name="P9"><text:s text:c="8"/>std::cout &lt;&lt; "Random subrange comparison: " &lt;&lt; subrangeResult &lt;&lt; "\n\n";</text:p>
      <text:p text:style-name="P9"><text:s text:c="8"/></text:p>
      <text:p text:style-name="P9"><text:s text:c="8"/>// Store result</text:p>
      <text:p text:style-name="P9"><text:s text:c="8"/>std::string subrangeKey = id + " (random subrange)";</text:p>
      <text:p text:style-name="P9"><text:s text:c="8"/>comparisonResults.Store(subrangeKey, subrangeResult);</text:p>
      <text:p text:style-name="P9"><text:s text:c="4"/>}</text:p>
      <text:p text:style-name="P9"><text:s text:c="4"/></text:p>
      <text:p text:style-name="P9"><text:s text:c="4"/>// Run systematic comparison across different range types</text:p>
      <text:p text:style-name="P9"><text:s text:c="4"/>std::cout &lt;&lt; "========== Systematic Cross-Implementation Comparison ==========\n\n";</text:p>
      <text:p text:style-name="P9"><text:s text:c="4"/></text:p>
      <text:p text:style-name="P9"><text:s text:c="4"/>// Random number generator</text:p>
      <text:p text:style-name="P9"><text:s text:c="4"/>std::mt19937 gen(static_cast&lt;unsigned int&gt;(time(NULL)));</text:p>
      <text:p text:style-name="P9"><text:s text:c="4"/></text:p>
      <text:p text:style-name="P9"><text:soft-page-break/><text:s text:c="4"/>// Define range types to test</text:p>
      <text:p text:style-name="P9"><text:s text:c="4"/>struct RangeType {</text:p>
      <text:p text:style-name="P9"><text:s text:c="8"/>std::string name;</text:p>
      <text:p text:style-name="P9"><text:s text:c="8"/>std::function&lt;std::pair&lt;double, double&gt;(std::mt19937&amp;)&gt; generator;</text:p>
      <text:p text:style-name="P9"><text:s text:c="4"/>};</text:p>
      <text:p text:style-name="P9"><text:s text:c="4"/></text:p>
      <text:p text:style-name="P9"><text:s text:c="4"/>std::vector&lt;RangeType&gt; rangeTypes = {</text:p>
      <text:p text:style-name="P9"><text:s text:c="8"/>{</text:p>
      <text:p text:style-name="P9"><text:s text:c="12"/>"Small positive range",</text:p>
      <text:p text:style-name="P9"><text:s text:c="12"/>[](std::mt19937&amp; g) {</text:p>
      <text:p text:style-name="P9"><text:s text:c="16"/>std::uniform_real_distribution&lt;&gt; dist(0.1, 10.0);</text:p>
      <text:p text:style-name="P9"><text:s text:c="16"/>double min = dist(g);</text:p>
      <text:p text:style-name="P9"><text:s text:c="16"/>double max = min + dist(g);</text:p>
      <text:p text:style-name="P9"><text:s text:c="16"/>return std::make_pair(min, max);</text:p>
      <text:p text:style-name="P9"><text:s text:c="12"/>}</text:p>
      <text:p text:style-name="P9"><text:s text:c="8"/>},</text:p>
      <text:p text:style-name="P9"><text:s text:c="8"/>{</text:p>
      <text:p text:style-name="P9"><text:s text:c="12"/>"Large positive range",</text:p>
      <text:p text:style-name="P9"><text:s text:c="12"/>[](std::mt19937&amp; g) {</text:p>
      <text:p text:style-name="P9"><text:s text:c="16"/>std::uniform_real_distribution&lt;&gt; dist(1000.0, 1000000.0);</text:p>
      <text:p text:style-name="P9"><text:s text:c="16"/>double min = dist(g);</text:p>
      <text:p text:style-name="P9"><text:soft-page-break/><text:s text:c="16"/>double max = min + dist(g);</text:p>
      <text:p text:style-name="P9"><text:s text:c="16"/>return std::make_pair(min, max);</text:p>
      <text:p text:style-name="P9"><text:s text:c="12"/>}</text:p>
      <text:p text:style-name="P9"><text:s text:c="8"/>},</text:p>
      <text:p text:style-name="P9"><text:s text:c="8"/>{</text:p>
      <text:p text:style-name="P9"><text:s text:c="12"/>"Negative range",</text:p>
      <text:p text:style-name="P9"><text:s text:c="12"/>[](std::mt19937&amp; g) {</text:p>
      <text:p text:style-name="P9"><text:s text:c="16"/>std::uniform_real_distribution&lt;&gt; dist(1.0, 1000.0);</text:p>
      <text:p text:style-name="P9"><text:s text:c="16"/>double max = -dist(g);</text:p>
      <text:p text:style-name="P9"><text:s text:c="16"/>double min = max - dist(g);</text:p>
      <text:p text:style-name="P9"><text:s text:c="16"/>return std::make_pair(min, max);</text:p>
      <text:p text:style-name="P9"><text:s text:c="12"/>}</text:p>
      <text:p text:style-name="P9"><text:s text:c="8"/>},</text:p>
      <text:p text:style-name="P9"><text:s text:c="8"/>{</text:p>
      <text:p text:style-name="P9"><text:s text:c="12"/>"Mixed sign range",</text:p>
      <text:p text:style-name="P9"><text:s text:c="12"/>[](std::mt19937&amp; g) {</text:p>
      <text:p text:style-name="P9"><text:s text:c="16"/>std::uniform_real_distribution&lt;&gt; dist(1.0, 1000.0);</text:p>
      <text:p text:style-name="P9"><text:s text:c="16"/>double min = -dist(g);</text:p>
      <text:p text:style-name="P9"><text:s text:c="16"/>double max = dist(g);</text:p>
      <text:p text:style-name="P9"><text:s text:c="16"/>return std::make_pair(min, max);</text:p>
      <text:p text:style-name="P9"><text:s text:c="12"/>}</text:p>
      <text:p text:style-name="P9"><text:soft-page-break/><text:s text:c="8"/>},</text:p>
      <text:p text:style-name="P9"><text:s text:c="8"/>{</text:p>
      <text:p text:style-name="P9"><text:s text:c="12"/>"Near-zero range",</text:p>
      <text:p text:style-name="P9"><text:s text:c="12"/>[](std::mt19937&amp; g) {</text:p>
      <text:p text:style-name="P9"><text:s text:c="16"/>std::uniform_real_distribution&lt;&gt; dist(0.01, 0.1);</text:p>
      <text:p text:style-name="P9"><text:s text:c="16"/>double min = -dist(g);</text:p>
      <text:p text:style-name="P9"><text:s text:c="16"/>double max = dist(g);</text:p>
      <text:p text:style-name="P9"><text:s text:c="16"/>return std::make_pair(min, max);</text:p>
      <text:p text:style-name="P9"><text:s text:c="12"/>}</text:p>
      <text:p text:style-name="P9"><text:s text:c="8"/>},</text:p>
      <text:p text:style-name="P9"><text:s text:c="8"/>{</text:p>
      <text:p text:style-name="P9"><text:s text:c="12"/>"Very small range",</text:p>
      <text:p text:style-name="P9"><text:s text:c="12"/>[](std::mt19937&amp; g) {</text:p>
      <text:p text:style-name="P9"><text:s text:c="16"/>std::uniform_real_distribution&lt;&gt; dist(0.00001, 0.0001);</text:p>
      <text:p text:style-name="P9"><text:s text:c="16"/>double min = dist(g);</text:p>
      <text:p text:style-name="P9"><text:s text:c="16"/>double max = min + dist(g);</text:p>
      <text:p text:style-name="P9"><text:s text:c="16"/>return std::make_pair(min, max);</text:p>
      <text:p text:style-name="P9"><text:s text:c="12"/>}</text:p>
      <text:p text:style-name="P9"><text:s text:c="8"/>}</text:p>
      <text:p text:style-name="P9"><text:s text:c="4"/>};</text:p>
      <text:p text:style-name="P9"><text:s text:c="4"/></text:p>
      <text:p text:style-name="P9"><text:soft-page-break/><text:s text:c="4"/>// Test each range type</text:p>
      <text:p text:style-name="P9"><text:s text:c="4"/>const int numTestsPerType = 100;</text:p>
      <text:p text:style-name="P9"><text:s text:c="4"/></text:p>
      <text:p text:style-name="P9"><text:s text:c="4"/>for (const auto&amp; rangeType : rangeTypes) {</text:p>
      <text:p text:style-name="P9"><text:s text:c="8"/>std::cout &lt;&lt; "Testing " &lt;&lt; rangeType.name &lt;&lt; " (" &lt;&lt; numTestsPerType &lt;&lt; " tests)\n";</text:p>
      <text:p text:style-name="P9"><text:s text:c="8"/></text:p>
      <text:p text:style-name="P9"><text:s text:c="8"/>// Track statistics</text:p>
      <text:p text:style-name="P9"><text:s text:c="8"/>double totalDiff = 0.0;</text:p>
      <text:p text:style-name="P9"><text:s text:c="8"/>int betterCount = 0;</text:p>
      <text:p text:style-name="P9"><text:s text:c="8"/>int worseCount = 0;</text:p>
      <text:p text:style-name="P9"><text:s text:c="8"/>int equalCount = 0;</text:p>
      <text:p text:style-name="P9"><text:s text:c="8"/></text:p>
      <text:p text:style-name="P9"><text:s text:c="8"/>for (int i = 0; i &lt; numTestsPerType; ++i) {</text:p>
      <text:p text:style-name="P9"><text:s text:c="12"/>// Generate range</text:p>
      <text:p text:style-name="P9"><text:s text:c="12"/>auto range = rangeType.generator(gen);</text:p>
      <text:p text:style-name="P9"><text:s text:c="12"/>double min = range.first;</text:p>
      <text:p text:style-name="P9"><text:s text:c="12"/>double max = range.second;</text:p>
      <text:p text:style-name="P9"><text:s text:c="12"/></text:p>
      <text:p text:style-name="P9"><text:s text:c="12"/>// Compare implementations</text:p>
      <text:p text:style-name="P9"><text:s text:c="12"/>ComparisonResult result = compareImplementations(min, max);</text:p>
      <text:p text:style-name="P9"><text:s text:c="12"/></text:p>
      <text:p text:style-name="P9"><text:soft-page-break/><text:s text:c="12"/>// Track statistics</text:p>
      <text:p text:style-name="P9"><text:s text:c="12"/>totalDiff += result.utilDiff;</text:p>
      <text:p text:style-name="P9"><text:s text:c="12"/></text:p>
      <text:p text:style-name="P9"><text:s text:c="12"/>if (result.utilDiff &gt; 0.01) betterCount++;</text:p>
      <text:p text:style-name="P9"><text:s text:c="12"/>else if (result.utilDiff &lt; -0.01) worseCount++;</text:p>
      <text:p text:style-name="P9"><text:s text:c="12"/>else equalCount++;</text:p>
      <text:p text:style-name="P9"><text:s text:c="12"/></text:p>
      <text:p text:style-name="P9"><text:s text:c="12"/>// Store some examples</text:p>
      <text:p text:style-name="P9"><text:s text:c="12"/>comparisonResults.Store(rangeType.name, result);</text:p>
      <text:p text:style-name="P9"><text:s text:c="8"/>}</text:p>
      <text:p text:style-name="P9"><text:s text:c="8"/></text:p>
      <text:p text:style-name="P9"><text:s text:c="8"/>// Report statistics</text:p>
      <text:p text:style-name="P9"><text:s text:c="8"/>double avgDiff = totalDiff / numTestsPerType;</text:p>
      <text:p text:style-name="P9"><text:s text:c="8"/></text:p>
      <text:p text:style-name="P9"><text:s text:c="8"/>std::cout &lt;&lt; "Average utilization difference: " </text:p>
      <text:p text:style-name="P9"><text:s text:c="18"/>&lt;&lt; std::showpos &lt;&lt; std::fixed &lt;&lt; std::setprecision(2) &lt;&lt; avgDiff &lt;&lt; "%" &lt;&lt; std::noshowpos &lt;&lt; "\n";</text:p>
      <text:p text:style-name="P9"><text:s text:c="8"/>std::cout &lt;&lt; "AxisScaler better: " &lt;&lt; betterCount &lt;&lt; ", "</text:p>
      <text:p text:style-name="P9"><text:s text:c="18"/>&lt;&lt; "LinearAxis better: " &lt;&lt; worseCount &lt;&lt; ", "</text:p>
      <text:p text:style-name="P9"><text:s text:c="18"/>&lt;&lt; "Equal (±0.01%): " &lt;&lt; equalCount &lt;&lt; "\n\n";</text:p>
      <text:p text:style-name="P9"><text:s text:c="4"/>}</text:p>
      <text:p text:style-name="P9"><text:s text:c="4"/></text:p>
      <text:p text:style-name="P9"><text:soft-page-break/><text:s text:c="4"/>// Print detailed comparison examples</text:p>
      <text:p text:style-name="P9"><text:s text:c="4"/>std::cout &lt;&lt; "\n========== Detailed Comparison Examples ==========\n";</text:p>
      <text:p text:style-name="P9"><text:s text:c="4"/>comparisonResults.ShowResults();</text:p>
      <text:p text:style-name="P9">}</text:p>
      <text:p text:style-name="P9"/>
      <text:p text:style-name="P9">int main() {</text:p>
      <text:p text:style-name="P9"><text:s text:c="4"/>testRealWorldDatasets();</text:p>
      <text:p text:style-name="P9"><text:s text:c="4"/>return 0;</text:p>
      <text:p text:style-name="P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Fira Code" svg:font-family="'Fira Code', 'Fira Mono', Menlo, Consolas, 'DejaVu Sans Mono',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4T13:18:22.532000000</meta:creation-date>
    <dc:date>2025-03-06T14:40:29.515000000</dc:date>
    <meta:editing-duration>P1DT8M8S</meta:editing-duration>
    <meta:editing-cycles>4</meta:editing-cycles>
    <meta:generator>LibreOffice/7.3.5.2$Windows_X86_64 LibreOffice_project/184fe81b8c8c30d8b5082578aee2fed2ea847c01</meta:generator>
    <meta:document-statistic meta:table-count="0" meta:image-count="0" meta:object-count="0" meta:page-count="35" meta:paragraph-count="790" meta:word-count="5952" meta:character-count="44772" meta:non-whitespace-character-count="36475"/>
  </office:meta>
</office:document-meta>
</file>